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54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72.34pt"/>
    </style:style>
    <style:style style:name="co5" style:family="table-column">
      <style:table-column-properties fo:break-before="auto" style:column-width="73.19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122.4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71.66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74.15pt"/>
    </style:style>
    <style:style style:name="co13" style:family="table-column">
      <style:table-column-properties fo:break-before="auto" style:column-width="7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eeeeee"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b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b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f3715a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3715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b27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b27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add58a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add58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bce4e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bce4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dfcce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dfcce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cd4d1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cd4d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2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ackground-color="#ccbe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ackground-color="#ccbe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cccccc" style:rotation-align="none"/>
    </style:style>
    <style:style style:name="ce34" style:family="table-cell" style:parent-style-name="Default">
      <style:table-cell-properties fo:background-color="#ccbe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36"/>
        <table:table-column table:style-name="co2" table:default-cell-style-name="ce6"/>
        <table:table-column table:style-name="co3" table:default-cell-style-name="ce6"/>
        <table:table-column table:style-name="co1" table:default-cell-style-name="ce25"/>
        <table:table-column table:style-name="co4" table:default-cell-style-name="ce25"/>
        <table:table-column table:style-name="co1" table:default-cell-style-name="ce25"/>
        <table:table-column table:style-name="co5" table:default-cell-style-name="ce25"/>
        <table:table-column table:style-name="co1" table:default-cell-style-name="ce25"/>
        <table:table-column table:style-name="co6" table:default-cell-style-name="ce25"/>
        <table:table-column table:style-name="co1" table:default-cell-style-name="ce25"/>
        <table:table-column table:style-name="co7" table:default-cell-style-name="ce6"/>
        <table:table-column table:style-name="co1" table:number-columns-repeated="1012" table:default-cell-style-name="ce6"/>
        <table:table-row table:style-name="ro1">
          <table:table-cell table:style-name="ce1"/>
          <table:table-cell table:style-name="ce7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seed</text:p>
          </table:table-cell>
          <table:table-cell table:style-name="ce24" office:value-type="float" office:value="798" calcext:value-type="float" table:number-columns-spanned="2" table:number-rows-spanned="1">
            <text:p>798</text:p>
          </table:table-cell>
          <table:covered-table-cell table:style-name="ce1"/>
          <table:table-cell table:style-name="ce24" office:value-type="float" office:value="834" calcext:value-type="float" table:number-columns-spanned="2" table:number-rows-spanned="1">
            <text:p>834</text:p>
          </table:table-cell>
          <table:covered-table-cell table:style-name="ce1"/>
          <table:table-cell table:style-name="ce24" office:value-type="string" calcext:value-type="string" table:number-columns-spanned="2" table:number-rows-spanned="1">
            <text:p>835-score</text:p>
          </table:table-cell>
          <table:covered-table-cell table:style-name="ce1"/>
          <table:table-cell table:style-name="ce1" office:value-type="string" calcext:value-type="string">
            <text:p>Model No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1"/>
          <table:table-cell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val accuracy 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val accurac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val accuracy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3" office:value-type="float" office:value="1" calcext:value-type="float" table:number-columns-spanned="1" table:number-rows-spanned="14">
            <text:p>1</text:p>
          </table:table-cell>
          <table:table-cell table:style-name="ce9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662" calcext:value-type="float">
            <text:p>0.8662</text:p>
          </table:table-cell>
          <table:table-cell office:value-type="float" office:value="0.82" calcext:value-type="float">
            <text:p>0.8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7"/>
          <table:table-cell table:style-name="ce5" table:number-columns-repeated="1012"/>
          <table:table-cell/>
        </table:table-row>
        <table:table-row table:style-name="ro1">
          <table:table-cell table:style-name="ce3" office:value-type="float" office:value="2" calcext:value-type="float" table:number-columns-spanned="1" table:number-rows-spanned="14">
            <text:p>2</text:p>
          </table:table-cell>
          <table:table-cell table:style-name="ce12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696" calcext:value-type="float">
            <text:p>0.86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7847" calcext:value-type="float">
            <text:p>0.7847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7"/>
          <table:table-cell table:style-name="ce5" table:number-columns-repeated="1012"/>
          <table:table-cell/>
        </table:table-row>
        <table:table-row table:style-name="ro1">
          <table:table-cell table:style-name="ce3" office:value-type="float" office:value="3" calcext:value-type="float" table:number-columns-spanned="1" table:number-rows-spanned="14">
            <text:p>3</text:p>
          </table:table-cell>
          <table:table-cell table:style-name="ce14" office:value-type="string" calcext:value-type="string" table:number-columns-spanned="1" table:number-rows-spanned="14">
            <text:p>Adagrad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612" calcext:value-type="float">
            <text:p>0.861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7"/>
          <table:table-cell table:style-name="ce5" table:number-columns-repeated="1012"/>
          <table:table-cell/>
        </table:table-row>
        <table:table-row table:style-name="ro1">
          <table:table-cell table:style-name="ce3" office:value-type="float" office:value="4" calcext:value-type="float" table:number-columns-spanned="1" table:number-rows-spanned="14">
            <text:p>4</text:p>
          </table:table-cell>
          <table:table-cell table:style-name="ce16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779" calcext:value-type="float">
            <text:p>0.8779</text:p>
          </table:table-cell>
          <table:table-cell office:value-type="float" office:value="0.81" calcext:value-type="float">
            <text:p>0.81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23" calcext:value-type="float">
            <text:p>0.823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086" calcext:value-type="float">
            <text:p>0.8086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7"/>
          <table:table-cell table:style-name="ce5" table:number-columns-repeated="1012"/>
          <table:table-cell/>
        </table:table-row>
        <table:table-row table:style-name="ro1">
          <table:table-cell table:style-name="ce3" office:value-type="float" office:value="5" calcext:value-type="float" table:number-columns-spanned="1" table:number-rows-spanned="14">
            <text:p>5</text:p>
          </table:table-cell>
          <table:table-cell table:style-name="ce18" office:value-type="string" calcext:value-type="string" table:number-columns-spanned="1" table:number-rows-spanned="14">
            <text:p>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829" calcext:value-type="float">
            <text:p>0.8829</text:p>
          </table:table-cell>
          <table:table-cell office:value-type="float" office:value="0.78" calcext:value-type="float">
            <text:p>0.78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134" calcext:value-type="float">
            <text:p>0.8134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7"/>
          <table:table-cell table:style-name="ce5" table:number-columns-repeated="1012"/>
          <table:table-cell/>
        </table:table-row>
        <table:table-row table:style-name="ro1">
          <table:table-cell table:style-name="ce3" office:value-type="float" office:value="6" calcext:value-type="float" table:number-columns-spanned="1" table:number-rows-spanned="14">
            <text:p>6</text:p>
          </table:table-cell>
          <table:table-cell table:style-name="ce20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829" calcext:value-type="float">
            <text:p>0.8829</text:p>
          </table:table-cell>
          <table:table-cell office:value-type="float" office:value="0.805" calcext:value-type="float">
            <text:p>0.805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7"/>
          <table:table-cell table:style-name="ce5" table:number-columns-repeated="1012"/>
          <table:table-cell/>
        </table:table-row>
        <table:table-row table:style-name="ro1">
          <table:table-cell table:style-name="ce3" office:value-type="float" office:value="7" calcext:value-type="float" table:number-columns-spanned="1" table:number-rows-spanned="14">
            <text:p>7</text:p>
          </table:table-cell>
          <table:table-cell table:style-name="ce22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846" calcext:value-type="float">
            <text:p>0.8846</text:p>
          </table:table-cell>
          <table:table-cell office:value-type="float" office:value="0.775" calcext:value-type="float">
            <text:p>0.77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7895" calcext:value-type="float">
            <text:p>0.7895</text:p>
          </table:table-cell>
          <table:table-cell office:value-type="string" calcext:value-type="string">
            <text:p>Model 2</text:p>
          </table:table-cell>
          <table:table-cell table:number-columns-repeated="1013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6"/>
        <table:table-column table:style-name="co1" table:default-cell-style-name="ce36"/>
        <table:table-column table:style-name="co2" table:default-cell-style-name="ce6"/>
        <table:table-column table:style-name="co1" table:default-cell-style-name="ce6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5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" table:number-columns-repeated="15" table:default-cell-style-name="ce25"/>
        <table:table-column table:style-name="co1" table:number-columns-repeated="998" table:default-cell-style-name="ce6"/>
        <table:table-row table:style-name="ro1">
          <table:table-cell table:style-name="ce1"/>
          <table:table-cell table:style-name="ce7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table:number-columns-repeated="3"/>
          <table:table-cell table:style-name="ce24" office:value-type="float" office:value="834" calcext:value-type="float" table:number-columns-spanned="2" table:number-rows-spanned="1">
            <text:p>834</text:p>
          </table:table-cell>
          <table:covered-table-cell table:style-name="ce1"/>
          <table:table-cell table:style-name="ce1" table:number-columns-repeated="1014"/>
          <table:table-cell table:number-columns-repeated="2"/>
        </table:table-row>
        <table:table-row table:style-name="ro1">
          <table:table-cell table:style-name="ce27"/>
          <table:table-cell table:style-name="ce29"/>
          <table:table-cell table:style-name="ce27" table:number-columns-repeated="4"/>
          <table:table-cell table:style-name="ce31" office:value-type="string" calcext:value-type="string" table:number-columns-spanned="2" table:number-rows-spanned="1">
            <text:p>Fold – 01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2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3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4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5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6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7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8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9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10</text:p>
          </table:table-cell>
          <table:covered-table-cell table:style-name="ce32"/>
          <table:table-cell table:style-name="ce27" table:number-columns-repeated="996"/>
          <table:table-cell table:style-name="ce33" table:number-columns-repeated="2"/>
        </table:table-row>
        <table:table-row table:style-name="ro1">
          <table:table-cell table:style-name="ce28"/>
          <table:table-cell table:style-name="ce30"/>
          <table:table-cell table:style-name="ce28" table:number-columns-repeated="2"/>
          <table:table-cell table:style-name="ce28" office:value-type="string" calcext:value-type="string">
            <text:p>Best Score</text:p>
          </table:table-cell>
          <table:table-cell table:style-name="ce28" office:value-type="string" calcext:value-type="string">
            <text:p>Average Score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table:number-columns-repeated="996"/>
          <table:table-cell table:style-name="ce34" table:number-columns-repeated="2"/>
        </table:table-row>
        <table:table-row table:style-name="ro1">
          <table:table-cell table:style-name="ce3" office:value-type="float" office:value="1" calcext:value-type="float" table:number-columns-spanned="1" table:number-rows-spanned="14">
            <text:p>1</text:p>
          </table:table-cell>
          <table:table-cell table:style-name="ce9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746987958270383" calcext:value-type="float">
            <text:p>0.746987958270383</text:p>
          </table:table-cell>
          <table:table-cell office:value-type="float" office:value="0.615146299837584" calcext:value-type="float">
            <text:p>0.615146299837584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747" calcext:value-type="float">
            <text:p>0.74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mean_absolute_error</text:p>
          </table:table-cell>
          <table:table-cell/>
          <table:table-cell office:value-type="float" office:value="0.666666669504983" calcext:value-type="float">
            <text:p>0.666666669504983</text:p>
          </table:table-cell>
          <table:table-cell office:value-type="float" office:value="0.582903040871152" calcext:value-type="float">
            <text:p>0.582903040871152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mean_absolute_percentage_error</text:p>
          </table:table-cell>
          <table:table-cell/>
          <table:table-cell office:value-type="float" office:value="0.666666669504983" calcext:value-type="float">
            <text:p>0.666666669504983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578" calcext:value-type="float">
            <text:p>0.4578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mean_squared_logarithmic_error</text:p>
          </table:table-cell>
          <table:table-cell/>
          <table:table-cell office:value-type="float" office:value="0.662650605282152" calcext:value-type="float">
            <text:p>0.662650605282152</text:p>
          </table:table-cell>
          <table:table-cell office:value-type="float" office:value="0.547748135684279" calcext:value-type="float">
            <text:p>0.547748135684279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578" calcext:value-type="float">
            <text:p>0.4578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squared_hinge</text:p>
          </table:table-cell>
          <table:table-cell/>
          <table:table-cell office:value-type="float" office:value="0.690476193314507" calcext:value-type="float">
            <text:p>0.690476193314507</text:p>
          </table:table-cell>
          <table:table-cell office:value-type="float" office:value="0.593445209226113" calcext:value-type="float">
            <text:p>0.59344520922611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hinge</text:p>
          </table:table-cell>
          <table:table-cell/>
          <table:table-cell office:value-type="float" office:value="0.666666669504983" calcext:value-type="float">
            <text:p>0.666666669504983</text:p>
          </table:table-cell>
          <table:table-cell office:value-type="float" office:value="0.541738380666991" calcext:value-type="float">
            <text:p>0.54173838066699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categorical_hinge</text:p>
          </table:table-cell>
          <table:table-cell/>
          <table:table-cell office:value-type="float" office:value="0.662650605282152" calcext:value-type="float">
            <text:p>0.662650605282152</text:p>
          </table:table-cell>
          <table:table-cell office:value-type="float" office:value="0.520453240255207" calcext:value-type="float">
            <text:p>0.520453240255207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logcosh</text:p>
          </table:table-cell>
          <table:table-cell/>
          <table:table-cell office:value-type="float" office:value="0.783132527966097" calcext:value-type="float">
            <text:p>0.783132527966097</text:p>
          </table:table-cell>
          <table:table-cell office:value-type="float" office:value="0.58888410817804" calcext:value-type="float">
            <text:p>0.588884108178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6786" calcext:value-type="float">
            <text:p>0.6786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categorical_crossentropy</text:p>
          </table:table-cell>
          <table:table-cell/>
          <table:table-cell office:value-type="float" office:value="0.771084333758756" calcext:value-type="float">
            <text:p>0.771084333758756</text:p>
          </table:table-cell>
          <table:table-cell office:value-type="float" office:value="0.606712564858498" calcext:value-type="float">
            <text:p>0.606712564858498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6" calcext:value-type="float">
            <text:p>0.6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42" calcext:value-type="float">
            <text:p>0.554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sparse_categorical_crossentropy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binary_crossentropy</text:p>
          </table:table-cell>
          <table:table-cell/>
          <table:table-cell office:value-type="float" office:value="0.795180729354721" calcext:value-type="float">
            <text:p>0.795180729354721</text:p>
          </table:table-cell>
          <table:table-cell office:value-type="float" office:value="0.646514630669913" calcext:value-type="float">
            <text:p>0.64651463066991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" calcext:value-type="float">
            <text:p>0.6</text:p>
          </table:table-cell>
          <table:table-cell office:value-type="float" office:value="0.6786" calcext:value-type="float">
            <text:p>0.6786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5542" calcext:value-type="float">
            <text:p>0.554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kullback_leibler_divergence</text:p>
          </table:table-cell>
          <table:table-cell/>
          <table:table-cell office:value-type="float" office:value="0.726190479028793" calcext:value-type="float">
            <text:p>0.726190479028793</text:p>
          </table:table-cell>
          <table:table-cell office:value-type="float" office:value="0.584925417054062" calcext:value-type="float">
            <text:p>0.584925417054062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578" calcext:value-type="float">
            <text:p>0.4578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poisson</text:p>
          </table:table-cell>
          <table:table-cell/>
          <table:table-cell office:value-type="float" office:value="0.690476196152823" calcext:value-type="float">
            <text:p>0.690476196152823</text:p>
          </table:table-cell>
          <table:table-cell office:value-type="float" office:value="0.599512336557444" calcext:value-type="float">
            <text:p>0.59951233655744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6024" calcext:value-type="float">
            <text:p>0.602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cosine_proximity</text:p>
          </table:table-cell>
          <table:table-cell/>
          <table:table-cell office:value-type="float" office:value="0.807228917098907" calcext:value-type="float">
            <text:p>0.807228917098907</text:p>
          </table:table-cell>
          <table:table-cell office:value-type="float" office:value="0.626176131031531" calcext:value-type="float">
            <text:p>0.62617613103153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5663" calcext:value-type="float">
            <text:p>0.5663</text:p>
          </table:table-cell>
          <table:table-cell table:number-columns-repeated="998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2" calcext:value-type="float" table:number-columns-spanned="1" table:number-rows-spanned="14">
            <text:p>2</text:p>
          </table:table-cell>
          <table:table-cell table:style-name="ce12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69047616209303" calcext:value-type="float">
            <text:p>0.869047616209303</text:p>
          </table:table-cell>
          <table:table-cell office:value-type="float" office:value="0.834523808891173" calcext:value-type="float">
            <text:p>0.834523808891173</text:p>
          </table:table-cell>
          <table:table-cell office:value-type="float" office:value="0.86" calcext:value-type="float">
            <text:p>0.8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6" calcext:value-type="float">
            <text:p>0.86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mean_absolute_percentage_error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712091222191705" calcext:value-type="float">
            <text:p>0.712091222191705</text:p>
          </table:table-cell>
          <table:table-cell office:value-type="float" office:value="0.856" calcext:value-type="float">
            <text:p>0.856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mean_squared_logarithmic_error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806927713594489" calcext:value-type="float">
            <text:p>0.806927713594489</text:p>
          </table:table-cell>
          <table:table-cell office:value-type="float" office:value="0.872" calcext:value-type="float">
            <text:p>0.872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193" calcext:value-type="float">
            <text:p>0.8193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squared_hinge</text:p>
          </table:table-cell>
          <table:table-cell/>
          <table:table-cell office:value-type="float" office:value="0.857142854304541" calcext:value-type="float">
            <text:p>0.857142854304541</text:p>
          </table:table-cell>
          <table:table-cell office:value-type="float" office:value="0.834509466078113" calcext:value-type="float">
            <text:p>0.834509466078113</text:p>
          </table:table-cell>
          <table:table-cell office:value-type="float" office:value="0.86" calcext:value-type="float">
            <text:p>0.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" calcext:value-type="float">
            <text:p>0.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hinge</text:p>
          </table:table-cell>
          <table:table-cell/>
          <table:table-cell office:value-type="float" office:value="0.891566262905856" calcext:value-type="float">
            <text:p>0.891566262905856</text:p>
          </table:table-cell>
          <table:table-cell office:value-type="float" office:value="0.74592656212262" calcext:value-type="float">
            <text:p>0.74592656212262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9" calcext:value-type="float">
            <text:p>0.369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54" calcext:value-type="float">
            <text:p>0.855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categorical_hinge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783261619975905" calcext:value-type="float">
            <text:p>0.783261619975905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logcosh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798393575270081" calcext:value-type="float">
            <text:p>0.798393575270081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53" calcext:value-type="float">
            <text:p>0.865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747" calcext:value-type="float">
            <text:p>0.747</text:p>
          </table:table-cell>
          <table:table-cell office:value-type="float" office:value="0.8628" calcext:value-type="float">
            <text:p>0.8628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categorical_crossentropy</text:p>
          </table:table-cell>
          <table:table-cell/>
          <table:table-cell office:value-type="float" office:value="0.867469875927431" calcext:value-type="float">
            <text:p>0.867469875927431</text:p>
          </table:table-cell>
          <table:table-cell office:value-type="float" office:value="0.829761902545966" calcext:value-type="float">
            <text:p>0.829761902545966</text:p>
          </table:table-cell>
          <table:table-cell office:value-type="float" office:value="0.84" calcext:value-type="float">
            <text:p>0.84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" calcext:value-type="float">
            <text:p>0.8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59" calcext:value-type="float">
            <text:p>0.759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sparse_categorical_crossentropy</text:p>
          </table:table-cell>
          <table:table-cell/>
          <table:table-cell table:style-name="Default" table:number-columns-repeated="22"/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binary_crossentropy</text:p>
          </table:table-cell>
          <table:table-cell/>
          <table:table-cell office:value-type="float" office:value="0.869047613370986" calcext:value-type="float">
            <text:p>0.869047613370986</text:p>
          </table:table-cell>
          <table:table-cell office:value-type="float" office:value="0.725430292966581" calcext:value-type="float">
            <text:p>0.72543029296658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" calcext:value-type="float">
            <text:p>0.86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9" calcext:value-type="float">
            <text:p>0.36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072" calcext:value-type="float">
            <text:p>0.807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kullback_leibler_divergence</text:p>
          </table:table-cell>
          <table:table-cell/>
          <table:table-cell office:value-type="float" office:value="0.869047613370986" calcext:value-type="float">
            <text:p>0.869047613370986</text:p>
          </table:table-cell>
          <table:table-cell office:value-type="float" office:value="0.817728056445316" calcext:value-type="float">
            <text:p>0.817728056445316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852" calcext:value-type="float">
            <text:p>0.85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193" calcext:value-type="float">
            <text:p>0.8193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poisson</text:p>
          </table:table-cell>
          <table:table-cell/>
          <table:table-cell office:value-type="float" office:value="0.690476196152823" calcext:value-type="float">
            <text:p>0.690476196152823</text:p>
          </table:table-cell>
          <table:table-cell office:value-type="float" office:value="0.599512336557444" calcext:value-type="float">
            <text:p>0.59951233655744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6024" calcext:value-type="float">
            <text:p>0.602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cosine_proximity</text:p>
          </table:table-cell>
          <table:table-cell/>
          <table:table-cell office:value-type="float" office:value="0.807228917098907" calcext:value-type="float">
            <text:p>0.807228917098907</text:p>
          </table:table-cell>
          <table:table-cell office:value-type="float" office:value="0.626176131031531" calcext:value-type="float">
            <text:p>0.62617613103153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5663" calcext:value-type="float">
            <text:p>0.5663</text:p>
          </table:table-cell>
          <table:table-cell table:number-columns-repeated="998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3" calcext:value-type="float" table:number-columns-spanned="1" table:number-rows-spanned="14">
            <text:p>3</text:p>
          </table:table-cell>
          <table:table-cell table:style-name="ce14" office:value-type="string" calcext:value-type="string" table:number-columns-spanned="1" table:number-rows-spanned="14">
            <text:p>Adagrad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4" calcext:value-type="float" table:number-columns-spanned="1" table:number-rows-spanned="14">
            <text:p>4</text:p>
          </table:table-cell>
          <table:table-cell table:style-name="ce16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55421693210142" calcext:value-type="float">
            <text:p>0.855421693210142</text:p>
          </table:table-cell>
          <table:table-cell office:value-type="float" office:value="0.801161790225811" calcext:value-type="float">
            <text:p>0.801161790225811</text:p>
          </table:table-cell>
          <table:table-cell office:value-type="float" office:value="0.867999991575877" calcext:value-type="float">
            <text:p>0.86799999157587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67999993960063" calcext:value-type="float">
            <text:p>0.867999993960063</text:p>
          </table:table-cell>
          <table:table-cell office:value-type="float" office:value="0.77380952664784" calcext:value-type="float">
            <text:p>0.77380952664784</text:p>
          </table:table-cell>
          <table:table-cell office:value-type="float" office:value="0.597333338658015" calcext:value-type="float">
            <text:p>0.597333338658015</text:p>
          </table:table-cell>
          <table:table-cell office:value-type="float" office:value="0.642857148533776" calcext:value-type="float">
            <text:p>0.642857148533776</text:p>
          </table:table-cell>
          <table:table-cell office:value-type="float" office:value="0.870666662851969" calcext:value-type="float">
            <text:p>0.870666662851969</text:p>
          </table:table-cell>
          <table:table-cell office:value-type="float" office:value="0.785714282875969" calcext:value-type="float">
            <text:p>0.785714282875969</text:p>
          </table:table-cell>
          <table:table-cell office:value-type="float" office:value="0.870838876888057" calcext:value-type="float">
            <text:p>0.870838876888057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8854852725917" calcext:value-type="float">
            <text:p>0.858854852725917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5086550407816" calcext:value-type="float">
            <text:p>0.85086550407816</text:p>
          </table:table-cell>
          <table:table-cell office:value-type="float" office:value="0.843373490385262" calcext:value-type="float">
            <text:p>0.843373490385262</text:p>
          </table:table-cell>
          <table:table-cell office:value-type="float" office:value="0.856191741801134" calcext:value-type="float">
            <text:p>0.856191741801134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49533951393615" calcext:value-type="float">
            <text:p>0.849533951393615</text:p>
          </table:table-cell>
          <table:table-cell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mean_absolute_error</text:p>
          </table:table-cell>
          <table:table-cell/>
          <table:table-cell office:value-type="float" office:value="0.89285713718051" calcext:value-type="float">
            <text:p>0.89285713718051</text:p>
          </table:table-cell>
          <table:table-cell office:value-type="float" office:value="0.791222030834022" calcext:value-type="float">
            <text:p>0.791222030834022</text:p>
          </table:table-cell>
          <table:table-cell office:value-type="float" office:value="0.859999992847443" calcext:value-type="float">
            <text:p>0.859999992847443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854666662613551" calcext:value-type="float">
            <text:p>0.854666662613551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6666665871938" calcext:value-type="float">
            <text:p>0.86666665871938</text:p>
          </table:table-cell>
          <table:table-cell office:value-type="float" office:value="0.89285713718051" calcext:value-type="float">
            <text:p>0.89285713718051</text:p>
          </table:table-cell>
          <table:table-cell office:value-type="float" office:value="0.87333332379659" calcext:value-type="float">
            <text:p>0.87333332379659</text:p>
          </table:table-cell>
          <table:table-cell office:value-type="float" office:value="0.77380952664784" calcext:value-type="float">
            <text:p>0.77380952664784</text:p>
          </table:table-cell>
          <table:table-cell office:value-type="float" office:value="0.861517968412722" calcext:value-type="float">
            <text:p>0.861517968412722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76165103499645" calcext:value-type="float">
            <text:p>0.876165103499645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394141151806645" calcext:value-type="float">
            <text:p>0.394141151806645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48202394343883" calcext:value-type="float">
            <text:p>0.848202394343883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56191736562909" calcext:value-type="float">
            <text:p>0.856191736562909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53528626114328" calcext:value-type="float">
            <text:p>0.853528626114328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mean_absolute_percentage_error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699082044385934" calcext:value-type="float">
            <text:p>0.699082044385934</text:p>
          </table:table-cell>
          <table:table-cell office:value-type="float" office:value="0.861333325703939" calcext:value-type="float">
            <text:p>0.861333325703939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5333327452342" calcext:value-type="float">
            <text:p>0.865333327452342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402666672070821" calcext:value-type="float">
            <text:p>0.402666672070821</text:p>
          </table:table-cell>
          <table:table-cell table:style-name="ce6" office:value-type="float" office:value="0.357142858562015" calcext:value-type="float">
            <text:p>0.357142858562015</text:p>
          </table:table-cell>
          <table:table-cell office:value-type="float" office:value="0.870666658083598" calcext:value-type="float">
            <text:p>0.870666658083598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394141152481264" calcext:value-type="float">
            <text:p>0.394141152481264</text:p>
          </table:table-cell>
          <table:table-cell office:value-type="float" office:value="0.433734944067806" calcext:value-type="float">
            <text:p>0.433734944067806</text:p>
          </table:table-cell>
          <table:table-cell office:value-type="float" office:value="0.868175757550368" calcext:value-type="float">
            <text:p>0.868175757550368</text:p>
          </table:table-cell>
          <table:table-cell office:value-type="float" office:value="0.783132532992995" calcext:value-type="float">
            <text:p>0.783132532992995</text:p>
          </table:table-cell>
          <table:table-cell office:value-type="float" office:value="0.394141152401898" calcext:value-type="float">
            <text:p>0.394141152401898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61517966031711" calcext:value-type="float">
            <text:p>0.861517966031711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6844201373673" calcext:value-type="float">
            <text:p>0.866844201373673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49533947742731" calcext:value-type="float">
            <text:p>0.849533947742731</text:p>
          </table:table-cell>
          <table:table-cell office:value-type="float" office:value="0.879518068698515" calcext:value-type="float">
            <text:p>0.879518068698515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mean_squared_logarithmic_error</text:p>
          </table:table-cell>
          <table:table-cell/>
          <table:table-cell office:value-type="float" office:value="0.892857140018826" calcext:value-type="float">
            <text:p>0.892857140018826</text:p>
          </table:table-cell>
          <table:table-cell office:value-type="float" office:value="0.832128515837867" calcext:value-type="float">
            <text:p>0.832128515837867</text:p>
          </table:table-cell>
          <table:table-cell office:value-type="float" office:value="0.878666659196218" calcext:value-type="float">
            <text:p>0.878666659196218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50666660467784" calcext:value-type="float">
            <text:p>0.850666660467784</text:p>
          </table:table-cell>
          <table:table-cell office:value-type="float" office:value="0.892857140018826" calcext:value-type="float">
            <text:p>0.892857140018826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6684419931013" calcext:value-type="float">
            <text:p>0.86684419931013</text:p>
          </table:table-cell>
          <table:table-cell office:value-type="float" office:value="0.79518071714654" calcext:value-type="float">
            <text:p>0.79518071714654</text:p>
          </table:table-cell>
          <table:table-cell office:value-type="float" office:value="0.876165107467997" calcext:value-type="float">
            <text:p>0.876165107467997</text:p>
          </table:table-cell>
          <table:table-cell office:value-type="float" office:value="0.807228912072009" calcext:value-type="float">
            <text:p>0.807228912072009</text:p>
          </table:table-cell>
          <table:table-cell office:value-type="float" office:value="0.850865505982969" calcext:value-type="float">
            <text:p>0.85086550598296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45539274291891" calcext:value-type="float">
            <text:p>0.845539274291891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64181084099527" calcext:value-type="float">
            <text:p>0.864181084099527</text:p>
          </table:table-cell>
          <table:table-cell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squared_hinge</text:p>
          </table:table-cell>
          <table:table-cell/>
          <table:table-cell office:value-type="float" office:value="0.845238098076412" calcext:value-type="float">
            <text:p>0.845238098076412</text:p>
          </table:table-cell>
          <table:table-cell office:value-type="float" office:value="0.73869764815783" calcext:value-type="float">
            <text:p>0.73869764815783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66666661103566" calcext:value-type="float">
            <text:p>0.866666661103566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597333338061969" calcext:value-type="float">
            <text:p>0.597333338061969</text:p>
          </table:table-cell>
          <table:table-cell office:value-type="float" office:value="0.642857148533776" calcext:value-type="float">
            <text:p>0.642857148533776</text:p>
          </table:table-cell>
          <table:table-cell office:value-type="float" office:value="0.606666672428449" calcext:value-type="float">
            <text:p>0.606666672428449</text:p>
          </table:table-cell>
          <table:table-cell office:value-type="float" office:value="0.559523812362126" calcext:value-type="float">
            <text:p>0.559523812362126</text:p>
          </table:table-cell>
          <table:table-cell office:value-type="float" office:value="0.876165105880656" calcext:value-type="float">
            <text:p>0.876165105880656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1517971587403" calcext:value-type="float">
            <text:p>0.861517971587403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70838873713375" calcext:value-type="float">
            <text:p>0.870838873713375</text:p>
          </table:table-cell>
          <table:table-cell office:value-type="float" office:value="0.831325306231717" calcext:value-type="float">
            <text:p>0.831325306231717</text:p>
          </table:table-cell>
          <table:table-cell office:value-type="float" office:value="0.850865504871831" calcext:value-type="float">
            <text:p>0.850865504871831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4181085686868" calcext:value-type="float">
            <text:p>0.864181085686868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400798941301442" calcext:value-type="float">
            <text:p>0.400798941301442</text:p>
          </table:table-cell>
          <table:table-cell office:value-type="float" office:value="0.373493974467358" calcext:value-type="float">
            <text:p>0.373493974467358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hinge</text:p>
          </table:table-cell>
          <table:table-cell/>
          <table:table-cell office:value-type="float" office:value="0.89285713718051" calcext:value-type="float">
            <text:p>0.89285713718051</text:p>
          </table:table-cell>
          <table:table-cell office:value-type="float" office:value="0.739371774522176" calcext:value-type="float">
            <text:p>0.739371774522176</text:p>
          </table:table-cell>
          <table:table-cell office:value-type="float" office:value="0.862666661739349" calcext:value-type="float">
            <text:p>0.862666661739349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9999992052714" calcext:value-type="float">
            <text:p>0.859999992052714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845333326657613" calcext:value-type="float">
            <text:p>0.845333326657613</text:p>
          </table:table-cell>
          <table:table-cell office:value-type="float" office:value="0.89285713718051" calcext:value-type="float">
            <text:p>0.89285713718051</text:p>
          </table:table-cell>
          <table:table-cell office:value-type="float" office:value="0.862666661739349" calcext:value-type="float">
            <text:p>0.862666661739349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48202389978696" calcext:value-type="float">
            <text:p>0.848202389978696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58854854313257" calcext:value-type="float">
            <text:p>0.858854854313257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72170431953613" calcext:value-type="float">
            <text:p>0.872170431953613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56191737832782" calcext:value-type="float">
            <text:p>0.856191737832782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403462057504133" calcext:value-type="float">
            <text:p>0.403462057504133</text:p>
          </table:table-cell>
          <table:table-cell office:value-type="float" office:value="0.349397591079574" calcext:value-type="float">
            <text:p>0.349397591079574</text:p>
          </table:table-cell>
          <table:table-cell office:value-type="float" office:value="0.400798942412581" calcext:value-type="float">
            <text:p>0.400798942412581</text:p>
          </table:table-cell>
          <table:table-cell office:value-type="float" office:value="0.373493974467358" calcext:value-type="float">
            <text:p>0.373493974467358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categorical_hinge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833376363807209" calcext:value-type="float">
            <text:p>0.833376363807209</text:p>
          </table:table-cell>
          <table:table-cell office:value-type="float" office:value="0.861333328088124" calcext:value-type="float">
            <text:p>0.861333328088124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9999991257985" calcext:value-type="float">
            <text:p>0.859999991257985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49533952980956" calcext:value-type="float">
            <text:p>0.849533952980956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61517970793733" calcext:value-type="float">
            <text:p>0.861517970793733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65512642657233" calcext:value-type="float">
            <text:p>0.865512642657233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60186413664634" calcext:value-type="float">
            <text:p>0.860186413664634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0186415251974" calcext:value-type="float">
            <text:p>0.860186415251974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6284952744663" calcext:value-type="float">
            <text:p>0.86284952744663</text:p>
          </table:table-cell>
          <table:table-cell office:value-type="float" office:value="0.879518068698515" calcext:value-type="float">
            <text:p>0.879518068698515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logcosh</text:p>
          </table:table-cell>
          <table:table-cell/>
          <table:table-cell office:value-type="float" office:value="0.867469880954329" calcext:value-type="float">
            <text:p>0.867469880954329</text:p>
          </table:table-cell>
          <table:table-cell office:value-type="float" office:value="0.768373494464914" calcext:value-type="float">
            <text:p>0.768373494464914</text:p>
          </table:table-cell>
          <table:table-cell office:value-type="float" office:value="0.861333327293396" calcext:value-type="float">
            <text:p>0.861333327293396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70666661262512" calcext:value-type="float">
            <text:p>0.870666661262512</text:p>
          </table:table-cell>
          <table:table-cell office:value-type="float" office:value="0.785714291390919" calcext:value-type="float">
            <text:p>0.785714291390919</text:p>
          </table:table-cell>
          <table:table-cell office:value-type="float" office:value="0.853333325783412" calcext:value-type="float">
            <text:p>0.853333325783412</text:p>
          </table:table-cell>
          <table:table-cell office:value-type="float" office:value="0.857142859981174" calcext:value-type="float">
            <text:p>0.857142859981174</text:p>
          </table:table-cell>
          <table:table-cell office:value-type="float" office:value="0.875999993483225" calcext:value-type="float">
            <text:p>0.87599999348322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69507315473137" calcext:value-type="float">
            <text:p>0.869507315473137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394141151211392" calcext:value-type="float">
            <text:p>0.394141151211392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58854851535411" calcext:value-type="float">
            <text:p>0.858854851535411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596537956702566" calcext:value-type="float">
            <text:p>0.596537956702566</text:p>
          </table:table-cell>
          <table:table-cell office:value-type="float" office:value="0.650602408920426" calcext:value-type="float">
            <text:p>0.650602408920426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categorical_crossentropy</text:p>
          </table:table-cell>
          <table:table-cell/>
          <table:table-cell office:value-type="float" office:value="0.867469875927431" calcext:value-type="float">
            <text:p>0.867469875927431</text:p>
          </table:table-cell>
          <table:table-cell office:value-type="float" office:value="0.829761902545966" calcext:value-type="float">
            <text:p>0.829761902545966</text:p>
          </table:table-cell>
          <table:table-cell office:value-type="float" office:value="0.84" calcext:value-type="float">
            <text:p>0.84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" calcext:value-type="float">
            <text:p>0.8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59" calcext:value-type="float">
            <text:p>0.759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binary_crossentropy</text:p>
          </table:table-cell>
          <table:table-cell/>
          <table:table-cell office:value-type="float" office:value="0.867469885981226" calcext:value-type="float">
            <text:p>0.867469885981226</text:p>
          </table:table-cell>
          <table:table-cell office:value-type="float" office:value="0.808089500893072" calcext:value-type="float">
            <text:p>0.808089500893072</text:p>
          </table:table-cell>
          <table:table-cell office:value-type="float" office:value="0.853333327770233" calcext:value-type="float">
            <text:p>0.853333327770233</text:p>
          </table:table-cell>
          <table:table-cell office:value-type="float" office:value="0.833333339009966" calcext:value-type="float">
            <text:p>0.833333339009966</text:p>
          </table:table-cell>
          <table:table-cell office:value-type="float" office:value="0.850666661262512" calcext:value-type="float">
            <text:p>0.850666661262512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53333326180776" calcext:value-type="float">
            <text:p>0.853333326180776</text:p>
          </table:table-cell>
          <table:table-cell office:value-type="float" office:value="0.845238095238095" calcext:value-type="float">
            <text:p>0.845238095238095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66844199786332" calcext:value-type="float">
            <text:p>0.866844199786332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77496664120894" calcext:value-type="float">
            <text:p>0.877496664120894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57523294485679" calcext:value-type="float">
            <text:p>0.857523294485679</text:p>
          </table:table-cell>
          <table:table-cell office:value-type="float" office:value="0.819277104843094" calcext:value-type="float">
            <text:p>0.819277104843094</text:p>
          </table:table-cell>
          <table:table-cell office:value-type="float" office:value="0.601864186568203" calcext:value-type="float">
            <text:p>0.601864186568203</text:p>
          </table:table-cell>
          <table:table-cell office:value-type="float" office:value="0.602409641067666" calcext:value-type="float">
            <text:p>0.602409641067666</text:p>
          </table:table-cell>
          <table:table-cell office:value-type="float" office:value="0.8681757572329" calcext:value-type="float">
            <text:p>0.8681757572329</text:p>
          </table:table-cell>
          <table:table-cell office:value-type="float" office:value="0.867469885981226" calcext:value-type="float">
            <text:p>0.867469885981226</text:p>
          </table:table-cell>
          <table:table-cell table:style-name="ce6" office:value-type="float" office:value="0.862849529033971" calcext:value-type="float">
            <text:p>0.862849529033971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kullback_leibler_divergence</text:p>
          </table:table-cell>
          <table:table-cell/>
          <table:table-cell office:value-type="float" office:value="0.880952386629014" calcext:value-type="float">
            <text:p>0.880952386629014</text:p>
          </table:table-cell>
          <table:table-cell office:value-type="float" office:value="0.795008606060578" calcext:value-type="float">
            <text:p>0.795008606060578</text:p>
          </table:table-cell>
          <table:table-cell office:value-type="float" office:value="0.842666660944621" calcext:value-type="float">
            <text:p>0.842666660944621</text:p>
          </table:table-cell>
          <table:table-cell office:value-type="float" office:value="0.857142859981174" calcext:value-type="float">
            <text:p>0.857142859981174</text:p>
          </table:table-cell>
          <table:table-cell office:value-type="float" office:value="0.865333325862884" calcext:value-type="float">
            <text:p>0.865333325862884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37333329518636" calcext:value-type="float">
            <text:p>0.837333329518636</text:p>
          </table:table-cell>
          <table:table-cell office:value-type="float" office:value="0.880952386629014" calcext:value-type="float">
            <text:p>0.880952386629014</text:p>
          </table:table-cell>
          <table:table-cell office:value-type="float" office:value="0.609333337346713" calcext:value-type="float">
            <text:p>0.609333337346713</text:p>
          </table:table-cell>
          <table:table-cell office:value-type="float" office:value="0.571428574266888" calcext:value-type="float">
            <text:p>0.571428574266888</text:p>
          </table:table-cell>
          <table:table-cell office:value-type="float" office:value="0.861517966349179" calcext:value-type="float">
            <text:p>0.861517966349179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54860176417862" calcext:value-type="float">
            <text:p>0.854860176417862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40213043711951" calcext:value-type="float">
            <text:p>0.840213043711951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8854856218066" calcext:value-type="float">
            <text:p>0.858854856218066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599201071179024" calcext:value-type="float">
            <text:p>0.599201071179024</text:p>
          </table:table-cell>
          <table:table-cell office:value-type="float" office:value="0.626506025532642" calcext:value-type="float">
            <text:p>0.62650602553264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poisson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833333333422245" calcext:value-type="float">
            <text:p>0.833333333422245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70666659673055" calcext:value-type="float">
            <text:p>0.870666659673055</text:p>
          </table:table-cell>
          <table:table-cell office:value-type="float" office:value="0.797619041942415" calcext:value-type="float">
            <text:p>0.797619041942415</text:p>
          </table:table-cell>
          <table:table-cell office:value-type="float" office:value="0.850666659673055" calcext:value-type="float">
            <text:p>0.850666659673055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5999995867411" calcext:value-type="float">
            <text:p>0.855999995867411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58854854313257" calcext:value-type="float">
            <text:p>0.858854854313257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6551264" calcext:value-type="float">
            <text:p>0.86551264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831325306231717" calcext:value-type="float">
            <text:p>0.831325306231717</text:p>
          </table:table-cell>
          <table:table-cell office:value-type="float" office:value="0.85752329686669" calcext:value-type="float">
            <text:p>0.8575232968666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7350198940018" calcext:value-type="float">
            <text:p>0.87350198940018</text:p>
          </table:table-cell>
          <table:table-cell office:value-type="float" office:value="0.807228922125805" calcext:value-type="float">
            <text:p>0.807228922125805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cosine_proximity</text:p>
          </table:table-cell>
          <table:table-cell/>
          <table:table-cell office:value-type="float" office:value="0.869047624724252" calcext:value-type="float">
            <text:p>0.869047624724252</text:p>
          </table:table-cell>
          <table:table-cell office:value-type="float" office:value="0.76954962935724" calcext:value-type="float">
            <text:p>0.76954962935724</text:p>
          </table:table-cell>
          <table:table-cell office:value-type="float" office:value="0.875999992688497" calcext:value-type="float">
            <text:p>0.875999992688497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8666661580404" calcext:value-type="float">
            <text:p>0.858666661580404</text:p>
          </table:table-cell>
          <table:table-cell office:value-type="float" office:value="0.773809529486157" calcext:value-type="float">
            <text:p>0.773809529486157</text:p>
          </table:table-cell>
          <table:table-cell office:value-type="float" office:value="0.858666660785675" calcext:value-type="float">
            <text:p>0.858666660785675</text:p>
          </table:table-cell>
          <table:table-cell office:value-type="float" office:value="0.869047624724252" calcext:value-type="float">
            <text:p>0.869047624724252</text:p>
          </table:table-cell>
          <table:table-cell office:value-type="float" office:value="0.869333326816559" calcext:value-type="float">
            <text:p>0.869333326816559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874833546053078" calcext:value-type="float">
            <text:p>0.874833546053078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82822894700834" calcext:value-type="float">
            <text:p>0.882822894700834</text:p>
          </table:table-cell>
          <table:table-cell office:value-type="float" office:value="0.79518071714654" calcext:value-type="float">
            <text:p>0.79518071714654</text:p>
          </table:table-cell>
          <table:table-cell office:value-type="float" office:value="0.394141152897941" calcext:value-type="float">
            <text:p>0.394141152897941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66844203754684" calcext:value-type="float">
            <text:p>0.866844203754684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73501990987521" calcext:value-type="float">
            <text:p>0.873501990987521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599201071000448" calcext:value-type="float">
            <text:p>0.599201071000448</text:p>
          </table:table-cell>
          <table:table-cell office:value-type="float" office:value="0.626506025532642" calcext:value-type="float">
            <text:p>0.626506025532642</text:p>
          </table:table-cell>
          <table:table-cell table:number-columns-repeated="998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5" calcext:value-type="float" table:number-columns-spanned="1" table:number-rows-spanned="14">
            <text:p>5</text:p>
          </table:table-cell>
          <table:table-cell table:style-name="ce18" office:value-type="string" calcext:value-type="string" table:number-columns-spanned="1" table:number-rows-spanned="14">
            <text:p>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828413654991217" calcext:value-type="float">
            <text:p>0.828413654991217</text:p>
          </table:table-cell>
          <table:table-cell office:value-type="float" office:value="0.865333325862884" calcext:value-type="float">
            <text:p>0.865333325862884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8666659990946" calcext:value-type="float">
            <text:p>0.858666659990946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74666661421458" calcext:value-type="float">
            <text:p>0.874666661421458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3333330154419" calcext:value-type="float">
            <text:p>0.853333330154419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57523294485679" calcext:value-type="float">
            <text:p>0.857523294485679</text:p>
          </table:table-cell>
          <table:table-cell office:value-type="float" office:value="0.759036142423928" calcext:value-type="float">
            <text:p>0.759036142423928</text:p>
          </table:table-cell>
          <table:table-cell office:value-type="float" office:value="0.860186414140836" calcext:value-type="float">
            <text:p>0.860186414140836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64181088067879" calcext:value-type="float">
            <text:p>0.864181088067879</text:p>
          </table:table-cell>
          <table:table-cell office:value-type="float" office:value="0.86746988454497" calcext:value-type="float">
            <text:p>0.86746988454497</text:p>
          </table:table-cell>
          <table:table-cell office:value-type="float" office:value="0.870838869745023" calcext:value-type="float">
            <text:p>0.870838869745023</text:p>
          </table:table-cell>
          <table:table-cell office:value-type="float" office:value="0.771084343812552" calcext:value-type="float">
            <text:p>0.771084343812552</text:p>
          </table:table-cell>
          <table:table-cell office:value-type="float" office:value="0.881491337254266" calcext:value-type="float">
            <text:p>0.881491337254266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48202393153377" calcext:value-type="float">
            <text:p>0.848202393153377</text:p>
          </table:table-cell>
          <table:table-cell office:value-type="float" office:value="0.807228922125805" calcext:value-type="float">
            <text:p>0.807228922125805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mean_absolute_error</text:p>
          </table:table-cell>
          <table:table-cell/>
          <table:table-cell office:value-type="float" office:value="0.867469880954329" calcext:value-type="float">
            <text:p>0.867469880954329</text:p>
          </table:table-cell>
          <table:table-cell office:value-type="float" office:value="0.69219736086693" calcext:value-type="float">
            <text:p>0.69219736086693</text:p>
          </table:table-cell>
          <table:table-cell office:value-type="float" office:value="0.871999994119008" calcext:value-type="float">
            <text:p>0.871999994119008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397333340843519" calcext:value-type="float">
            <text:p>0.397333340843519</text:p>
          </table:table-cell>
          <table:table-cell office:value-type="float" office:value="0.404761904761905" calcext:value-type="float">
            <text:p>0.404761904761905</text:p>
          </table:table-cell>
          <table:table-cell office:value-type="float" office:value="0.400000007549922" calcext:value-type="float">
            <text:p>0.400000007549922</text:p>
          </table:table-cell>
          <table:table-cell office:value-type="float" office:value="0.380952382371539" calcext:value-type="float">
            <text:p>0.380952382371539</text:p>
          </table:table-cell>
          <table:table-cell office:value-type="float" office:value="0.863999994595845" calcext:value-type="float">
            <text:p>0.863999994595845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746987954679742" calcext:value-type="float">
            <text:p>0.746987954679742</text:p>
          </table:table-cell>
          <table:table-cell office:value-type="float" office:value="0.394141151409809" calcext:value-type="float">
            <text:p>0.394141151409809</text:p>
          </table:table-cell>
          <table:table-cell office:value-type="float" office:value="0.43373493401401" calcext:value-type="float">
            <text:p>0.43373493401401</text:p>
          </table:table-cell>
          <table:table-cell office:value-type="float" office:value="0.852197064223207" calcext:value-type="float">
            <text:p>0.852197064223207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66844202167343" calcext:value-type="float">
            <text:p>0.866844202167343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54860179592544" calcext:value-type="float">
            <text:p>0.854860179592544</text:p>
          </table:table-cell>
          <table:table-cell office:value-type="float" office:value="0.795180720737181" calcext:value-type="float">
            <text:p>0.795180720737181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mean_absolute_percentage_error</text:p>
          </table:table-cell>
          <table:table-cell/>
          <table:table-cell office:value-type="float" office:value="0.91666666382835" calcext:value-type="float">
            <text:p>0.91666666382835</text:p>
          </table:table-cell>
          <table:table-cell office:value-type="float" office:value="0.774153758075069" calcext:value-type="float">
            <text:p>0.774153758075069</text:p>
          </table:table-cell>
          <table:table-cell office:value-type="float" office:value="0.867999994754791" calcext:value-type="float">
            <text:p>0.867999994754791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26666664282481" calcext:value-type="float">
            <text:p>0.82666666428248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3333326975505" calcext:value-type="float">
            <text:p>0.853333326975505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70666660467784" calcext:value-type="float">
            <text:p>0.870666660467784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4860181179885" calcext:value-type="float">
            <text:p>0.854860181179885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61517971587403" calcext:value-type="float">
            <text:p>0.861517971587403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6844200580003" calcext:value-type="float">
            <text:p>0.866844200580003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398135825634479" calcext:value-type="float">
            <text:p>0.398135825634479</text:p>
          </table:table-cell>
          <table:table-cell office:value-type="float" office:value="0.397590363959232" calcext:value-type="float">
            <text:p>0.397590363959232</text:p>
          </table:table-cell>
          <table:table-cell office:value-type="float" office:value="0.605858859701576" calcext:value-type="float">
            <text:p>0.605858859701576</text:p>
          </table:table-cell>
          <table:table-cell office:value-type="float" office:value="0.566265063113477" calcext:value-type="float">
            <text:p>0.566265063113477</text:p>
          </table:table-cell>
          <table:table-cell office:value-type="float" office:value="0.858854853043385" calcext:value-type="float">
            <text:p>0.858854853043385</text:p>
          </table:table-cell>
          <table:table-cell office:value-type="float" office:value="0.831325307667973" calcext:value-type="float">
            <text:p>0.831325307667973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mean_squared_logarithmic_error</text:p>
          </table:table-cell>
          <table:table-cell/>
          <table:table-cell office:value-type="float" office:value="0.904761901923588" calcext:value-type="float">
            <text:p>0.904761901923588</text:p>
          </table:table-cell>
          <table:table-cell office:value-type="float" office:value="0.833218587638316" calcext:value-type="float">
            <text:p>0.833218587638316</text:p>
          </table:table-cell>
          <table:table-cell office:value-type="float" office:value="0.869333325227102" calcext:value-type="float">
            <text:p>0.869333325227102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57333326339722" calcext:value-type="float">
            <text:p>0.857333326339722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99999944369" calcext:value-type="float">
            <text:p>0.8599999944369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61333326498667" calcext:value-type="float">
            <text:p>0.861333326498667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7483355240244" calcext:value-type="float">
            <text:p>0.87483355240244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70838874507046" calcext:value-type="float">
            <text:p>0.870838874507046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0186408585143" calcext:value-type="float">
            <text:p>0.860186408585143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84154454528412" calcext:value-type="float">
            <text:p>0.884154454528412</text:p>
          </table:table-cell>
          <table:table-cell office:value-type="float" office:value="0.795180724327823" calcext:value-type="float">
            <text:p>0.795180724327823</text:p>
          </table:table-cell>
          <table:table-cell office:value-type="float" office:value="0.864181084893197" calcext:value-type="float">
            <text:p>0.864181084893197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80159778220358" calcext:value-type="float">
            <text:p>0.880159778220358</text:p>
          </table:table-cell>
          <table:table-cell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squared_hinge</text:p>
          </table:table-cell>
          <table:table-cell/>
          <table:table-cell office:value-type="float" office:value="0.892857140018826" calcext:value-type="float">
            <text:p>0.892857140018826</text:p>
          </table:table-cell>
          <table:table-cell office:value-type="float" office:value="0.776592082946176" calcext:value-type="float">
            <text:p>0.776592082946176</text:p>
          </table:table-cell>
          <table:table-cell office:value-type="float" office:value="0.862666660149892" calcext:value-type="float">
            <text:p>0.862666660149892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63999991416931" calcext:value-type="float">
            <text:p>0.863999991416931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8666659990946" calcext:value-type="float">
            <text:p>0.858666659990946</text:p>
          </table:table-cell>
          <table:table-cell office:value-type="float" office:value="0.892857140018826" calcext:value-type="float">
            <text:p>0.892857140018826</text:p>
          </table:table-cell>
          <table:table-cell office:value-type="float" office:value="0.873333325386047" calcext:value-type="float">
            <text:p>0.873333325386047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1517967619051" calcext:value-type="float">
            <text:p>0.861517967619051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60186412077293" calcext:value-type="float">
            <text:p>0.860186412077293</text:p>
          </table:table-cell>
          <table:table-cell office:value-type="float" office:value="0.795180729354721" calcext:value-type="float">
            <text:p>0.795180729354721</text:p>
          </table:table-cell>
          <table:table-cell office:value-type="float" office:value="0.399467384370761" calcext:value-type="float">
            <text:p>0.399467384370761</text:p>
          </table:table-cell>
          <table:table-cell office:value-type="float" office:value="0.385542171188148" calcext:value-type="float">
            <text:p>0.385542171188148</text:p>
          </table:table-cell>
          <table:table-cell office:value-type="float" office:value="0.880159778220358" calcext:value-type="float">
            <text:p>0.880159778220358</text:p>
          </table:table-cell>
          <table:table-cell office:value-type="float" office:value="0.771084343812552" calcext:value-type="float">
            <text:p>0.771084343812552</text:p>
          </table:table-cell>
          <table:table-cell office:value-type="float" office:value="0.86284952744663" calcext:value-type="float">
            <text:p>0.86284952744663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84154453734742" calcext:value-type="float">
            <text:p>0.884154453734742</text:p>
          </table:table-cell>
          <table:table-cell office:value-type="float" office:value="0.795180720737181" calcext:value-type="float">
            <text:p>0.795180720737181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hinge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691006882460515" calcext:value-type="float">
            <text:p>0.691006882460515</text:p>
          </table:table-cell>
          <table:table-cell office:value-type="float" office:value="0.396000006596247" calcext:value-type="float">
            <text:p>0.396000006596247</text:p>
          </table:table-cell>
          <table:table-cell office:value-type="float" office:value="0.41666666382835" calcext:value-type="float">
            <text:p>0.41666666382835</text:p>
          </table:table-cell>
          <table:table-cell office:value-type="float" office:value="0.847999994754791" calcext:value-type="float">
            <text:p>0.84799999475479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400000007947286" calcext:value-type="float">
            <text:p>0.400000007947286</text:p>
          </table:table-cell>
          <table:table-cell office:value-type="float" office:value="0.380952382371539" calcext:value-type="float">
            <text:p>0.380952382371539</text:p>
          </table:table-cell>
          <table:table-cell office:value-type="float" office:value="0.854666659434636" calcext:value-type="float">
            <text:p>0.854666659434636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65512643450903" calcext:value-type="float">
            <text:p>0.865512643450903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394141151707436" calcext:value-type="float">
            <text:p>0.394141151707436</text:p>
          </table:table-cell>
          <table:table-cell office:value-type="float" office:value="0.43373493401401" calcext:value-type="float">
            <text:p>0.43373493401401</text:p>
          </table:table-cell>
          <table:table-cell office:value-type="float" office:value="0.86284952665296" calcext:value-type="float">
            <text:p>0.86284952665296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284952665296" calcext:value-type="float">
            <text:p>0.86284952665296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70838871332364" calcext:value-type="float">
            <text:p>0.870838871332364</text:p>
          </table:table-cell>
          <table:table-cell office:value-type="float" office:value="0.795180720737182" calcext:value-type="float">
            <text:p>0.79518072073718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categorical_hinge</text:p>
          </table:table-cell>
          <table:table-cell/>
          <table:table-cell office:value-type="float" office:value="0.928571425733112" calcext:value-type="float">
            <text:p>0.928571425733112</text:p>
          </table:table-cell>
          <table:table-cell office:value-type="float" office:value="0.683634539771819" calcext:value-type="float">
            <text:p>0.683634539771819</text:p>
          </table:table-cell>
          <table:table-cell office:value-type="float" office:value="0.396000004510085" calcext:value-type="float">
            <text:p>0.396000004510085</text:p>
          </table:table-cell>
          <table:table-cell office:value-type="float" office:value="0.41666666382835" calcext:value-type="float">
            <text:p>0.41666666382835</text:p>
          </table:table-cell>
          <table:table-cell office:value-type="float" office:value="0.397333340346813" calcext:value-type="float">
            <text:p>0.397333340346813</text:p>
          </table:table-cell>
          <table:table-cell office:value-type="float" office:value="0.404761904761905" calcext:value-type="float">
            <text:p>0.404761904761905</text:p>
          </table:table-cell>
          <table:table-cell office:value-type="float" office:value="0.859999992847443" calcext:value-type="float">
            <text:p>0.859999992847443</text:p>
          </table:table-cell>
          <table:table-cell office:value-type="float" office:value="0.928571425733112" calcext:value-type="float">
            <text:p>0.928571425733112</text:p>
          </table:table-cell>
          <table:table-cell office:value-type="float" office:value="0.854666659832001" calcext:value-type="float">
            <text:p>0.854666659832001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4181086798006" calcext:value-type="float">
            <text:p>0.864181086798006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64181087591677" calcext:value-type="float">
            <text:p>0.864181087591677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399467383279464" calcext:value-type="float">
            <text:p>0.399467383279464</text:p>
          </table:table-cell>
          <table:table-cell office:value-type="float" office:value="0.385542171188148" calcext:value-type="float">
            <text:p>0.385542171188148</text:p>
          </table:table-cell>
          <table:table-cell office:value-type="float" office:value="0.601864184584027" calcext:value-type="float">
            <text:p>0.601864184584027</text:p>
          </table:table-cell>
          <table:table-cell office:value-type="float" office:value="0.602409642862986" calcext:value-type="float">
            <text:p>0.602409642862986</text:p>
          </table:table-cell>
          <table:table-cell office:value-type="float" office:value="0.861517971984238" calcext:value-type="float">
            <text:p>0.861517971984238</text:p>
          </table:table-cell>
          <table:table-cell office:value-type="float" office:value="0.783132532992995" calcext:value-type="float">
            <text:p>0.783132532992995</text:p>
          </table:table-cell>
          <table:table-cell office:value-type="float" office:value="0.872170434334624" calcext:value-type="float">
            <text:p>0.872170434334624</text:p>
          </table:table-cell>
          <table:table-cell office:value-type="float" office:value="0.819277114896889" calcext:value-type="float">
            <text:p>0.819277114896889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logcosh</text:p>
          </table:table-cell>
          <table:table-cell/>
          <table:table-cell office:value-type="float" office:value="0.928571425733112" calcext:value-type="float">
            <text:p>0.928571425733112</text:p>
          </table:table-cell>
          <table:table-cell office:value-type="float" office:value="0.786216294001179" calcext:value-type="float">
            <text:p>0.786216294001179</text:p>
          </table:table-cell>
          <table:table-cell office:value-type="float" office:value="0.875999989509582" calcext:value-type="float">
            <text:p>0.875999989509582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67999993165334" calcext:value-type="float">
            <text:p>0.867999993165334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65333326657613" calcext:value-type="float">
            <text:p>0.865333326657613</text:p>
          </table:table-cell>
          <table:table-cell office:value-type="float" office:value="0.928571425733112" calcext:value-type="float">
            <text:p>0.928571425733112</text:p>
          </table:table-cell>
          <table:table-cell office:value-type="float" office:value="0.881333328088125" calcext:value-type="float">
            <text:p>0.881333328088125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604527302850261" calcext:value-type="float">
            <text:p>0.604527302850261</text:p>
          </table:table-cell>
          <table:table-cell office:value-type="float" office:value="0.578313257320818" calcext:value-type="float">
            <text:p>0.578313257320818</text:p>
          </table:table-cell>
          <table:table-cell office:value-type="float" office:value="0.605858860415879" calcext:value-type="float">
            <text:p>0.605858860415879</text:p>
          </table:table-cell>
          <table:table-cell office:value-type="float" office:value="0.566265059163771" calcext:value-type="float">
            <text:p>0.566265059163771</text:p>
          </table:table-cell>
          <table:table-cell office:value-type="float" office:value="0.8681757572329" calcext:value-type="float">
            <text:p>0.8681757572329</text:p>
          </table:table-cell>
          <table:table-cell office:value-type="float" office:value="0.867469875927431" calcext:value-type="float">
            <text:p>0.867469875927431</text:p>
          </table:table-cell>
          <table:table-cell office:value-type="float" office:value="0.87350198940018" calcext:value-type="float">
            <text:p>0.87350198940018</text:p>
          </table:table-cell>
          <table:table-cell office:value-type="float" office:value="0.759036142423928" calcext:value-type="float">
            <text:p>0.759036142423928</text:p>
          </table:table-cell>
          <table:table-cell office:value-type="float" office:value="0.868175763582263" calcext:value-type="float">
            <text:p>0.868175763582263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4181087274208" calcext:value-type="float">
            <text:p>0.864181087274208</text:p>
          </table:table-cell>
          <table:table-cell office:value-type="float" office:value="0.819277114896889" calcext:value-type="float">
            <text:p>0.819277114896889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categorical_crossentropy</text:p>
          </table:table-cell>
          <table:table-cell/>
          <table:table-cell office:value-type="float" office:value="0.91666666382835" calcext:value-type="float">
            <text:p>0.91666666382835</text:p>
          </table:table-cell>
          <table:table-cell office:value-type="float" office:value="0.840447504097747" calcext:value-type="float">
            <text:p>0.840447504097747</text:p>
          </table:table-cell>
          <table:table-cell office:value-type="float" office:value="0.863999993006388" calcext:value-type="float">
            <text:p>0.863999993006388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1999994119008" calcext:value-type="float">
            <text:p>0.851999994119008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43999996185303" calcext:value-type="float">
            <text:p>0.843999996185303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59999996026357" calcext:value-type="float">
            <text:p>0.859999996026357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68175759613911" calcext:value-type="float">
            <text:p>0.868175759613911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53528623733317" calcext:value-type="float">
            <text:p>0.853528623733317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65512643927106" calcext:value-type="float">
            <text:p>0.865512643927106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6151796523804" calcext:value-type="float">
            <text:p>0.86151796523804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48202391089834" calcext:value-type="float">
            <text:p>0.848202391089834</text:p>
          </table:table-cell>
          <table:table-cell office:value-type="float" office:value="0.855421688183244" calcext:value-type="float">
            <text:p>0.85542168818324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binary_crossentropy</text:p>
          </table:table-cell>
          <table:table-cell/>
          <table:table-cell office:value-type="float" office:value="0.904761899085272" calcext:value-type="float">
            <text:p>0.904761899085272</text:p>
          </table:table-cell>
          <table:table-cell office:value-type="float" office:value="0.745266781924308" calcext:value-type="float">
            <text:p>0.745266781924308</text:p>
          </table:table-cell>
          <table:table-cell office:value-type="float" office:value="0.877333327929179" calcext:value-type="float">
            <text:p>0.877333327929179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79999995231628" calcext:value-type="float">
            <text:p>0.879999995231628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4666661421458" calcext:value-type="float">
            <text:p>0.854666661421458</text:p>
          </table:table-cell>
          <table:table-cell office:value-type="float" office:value="0.904761899085272" calcext:value-type="float">
            <text:p>0.904761899085272</text:p>
          </table:table-cell>
          <table:table-cell office:value-type="float" office:value="0.854666660626729" calcext:value-type="float">
            <text:p>0.854666660626729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817575882024" calcext:value-type="float">
            <text:p>0.86817575882024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64181084893197" calcext:value-type="float">
            <text:p>0.864181084893197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399467384370761" calcext:value-type="float">
            <text:p>0.399467384370761</text:p>
          </table:table-cell>
          <table:table-cell office:value-type="float" office:value="0.385542171188148" calcext:value-type="float">
            <text:p>0.385542171188148</text:p>
          </table:table-cell>
          <table:table-cell office:value-type="float" office:value="0.398135824642391" calcext:value-type="float">
            <text:p>0.398135824642391</text:p>
          </table:table-cell>
          <table:table-cell office:value-type="float" office:value="0.397590363959232" calcext:value-type="float">
            <text:p>0.397590363959232</text:p>
          </table:table-cell>
          <table:table-cell office:value-type="float" office:value="0.846870830944788" calcext:value-type="float">
            <text:p>0.846870830944788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73501990987521" calcext:value-type="float">
            <text:p>0.873501990987521</text:p>
          </table:table-cell>
          <table:table-cell office:value-type="float" office:value="0.783132527966097" calcext:value-type="float">
            <text:p>0.783132527966097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kullback_leibler_divergence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780220883361444" calcext:value-type="float">
            <text:p>0.780220883361444</text:p>
          </table:table-cell>
          <table:table-cell office:value-type="float" office:value="0.871999992529551" calcext:value-type="float">
            <text:p>0.871999992529551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9999990463257" calcext:value-type="float">
            <text:p>0.859999990463257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733332713445" calcext:value-type="float">
            <text:p>0.85733332713445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7333324750264" calcext:value-type="float">
            <text:p>0.857333324750264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64181085210666" calcext:value-type="float">
            <text:p>0.864181085210666</text:p>
          </table:table-cell>
          <table:table-cell office:value-type="float" office:value="0.771084340221911" calcext:value-type="float">
            <text:p>0.771084340221911</text:p>
          </table:table-cell>
          <table:table-cell office:value-type="float" office:value="0.830892141982814" calcext:value-type="float">
            <text:p>0.830892141982814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6746988454497" calcext:value-type="float">
            <text:p>0.86746988454497</text:p>
          </table:table-cell>
          <table:table-cell office:value-type="float" office:value="0.8681757572329" calcext:value-type="float">
            <text:p>0.8681757572329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406125171802015" calcext:value-type="float">
            <text:p>0.406125171802015</text:p>
          </table:table-cell>
          <table:table-cell office:value-type="float" office:value="0.325301203742085" calcext:value-type="float">
            <text:p>0.325301203742085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poisson</text:p>
          </table:table-cell>
          <table:table-cell/>
          <table:table-cell office:value-type="float" office:value="0.880952378114065" calcext:value-type="float">
            <text:p>0.880952378114065</text:p>
          </table:table-cell>
          <table:table-cell office:value-type="float" office:value="0.838052209919373" calcext:value-type="float">
            <text:p>0.838052209919373</text:p>
          </table:table-cell>
          <table:table-cell office:value-type="float" office:value="0.854666662216186" calcext:value-type="float">
            <text:p>0.854666662216186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66666659514109" calcext:value-type="float">
            <text:p>0.866666659514109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49333328406016" calcext:value-type="float">
            <text:p>0.849333328406016</text:p>
          </table:table-cell>
          <table:table-cell office:value-type="float" office:value="0.880952378114065" calcext:value-type="float">
            <text:p>0.880952378114065</text:p>
          </table:table-cell>
          <table:table-cell office:value-type="float" office:value="0.850666661262512" calcext:value-type="float">
            <text:p>0.850666661262512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5512643133435" calcext:value-type="float">
            <text:p>0.865512643133435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56191736245441" calcext:value-type="float">
            <text:p>0.856191736245441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018641215666" calcext:value-type="float">
            <text:p>0.86018641215666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58854854710093" calcext:value-type="float">
            <text:p>0.858854854710093</text:p>
          </table:table-cell>
          <table:table-cell office:value-type="float" office:value="0.795180729354721" calcext:value-type="float">
            <text:p>0.795180729354721</text:p>
          </table:table-cell>
          <table:table-cell office:value-type="float" office:value="0.850865507252842" calcext:value-type="float">
            <text:p>0.850865507252842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45539276672902" calcext:value-type="float">
            <text:p>0.845539276672902</text:p>
          </table:table-cell>
          <table:table-cell office:value-type="float" office:value="0.819277111306248" calcext:value-type="float">
            <text:p>0.819277111306248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cosine_proximity</text:p>
          </table:table-cell>
          <table:table-cell/>
          <table:table-cell office:value-type="float" office:value="0.91666666382835" calcext:value-type="float">
            <text:p>0.91666666382835</text:p>
          </table:table-cell>
          <table:table-cell office:value-type="float" office:value="0.817498566918994" calcext:value-type="float">
            <text:p>0.817498566918994</text:p>
          </table:table-cell>
          <table:table-cell office:value-type="float" office:value="0.865333326657613" calcext:value-type="float">
            <text:p>0.865333326657613</text:p>
          </table:table-cell>
          <table:table-cell office:value-type="float" office:value="0.869047616209303" calcext:value-type="float">
            <text:p>0.869047616209303</text:p>
          </table:table-cell>
          <table:table-cell office:value-type="float" office:value="0.850666664441427" calcext:value-type="float">
            <text:p>0.850666664441427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46666662693024" calcext:value-type="float">
            <text:p>0.846666662693024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66666663487752" calcext:value-type="float">
            <text:p>0.866666663487752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604527303366147" calcext:value-type="float">
            <text:p>0.604527303366147</text:p>
          </table:table-cell>
          <table:table-cell office:value-type="float" office:value="0.578313257320818" calcext:value-type="float">
            <text:p>0.578313257320818</text:p>
          </table:table-cell>
          <table:table-cell office:value-type="float" office:value="0.861517970793733" calcext:value-type="float">
            <text:p>0.861517970793733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4181089179017" calcext:value-type="float">
            <text:p>0.864181089179017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6844202167343" calcext:value-type="float">
            <text:p>0.866844202167343</text:p>
          </table:table-cell>
          <table:table-cell office:value-type="float" office:value="0.783132536583636" calcext:value-type="float">
            <text:p>0.783132536583636</text:p>
          </table:table-cell>
          <table:table-cell office:value-type="float" office:value="0.86817575882024" calcext:value-type="float">
            <text:p>0.86817575882024</text:p>
          </table:table-cell>
          <table:table-cell office:value-type="float" office:value="0.795180725764079" calcext:value-type="float">
            <text:p>0.795180725764079</text:p>
          </table:table-cell>
          <table:table-cell office:value-type="float" office:value="0.864181088861549" calcext:value-type="float">
            <text:p>0.864181088861549</text:p>
          </table:table-cell>
          <table:table-cell office:value-type="float" office:value="0.819277114896889" calcext:value-type="float">
            <text:p>0.819277114896889</text:p>
          </table:table-cell>
          <table:table-cell table:number-columns-repeated="998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6" calcext:value-type="float" table:number-columns-spanned="1" table:number-rows-spanned="14">
            <text:p>6</text:p>
          </table:table-cell>
          <table:table-cell table:style-name="ce20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832114169759034" calcext:value-type="float">
            <text:p>0.832114169759034</text:p>
          </table:table-cell>
          <table:table-cell office:value-type="float" office:value="0.86533332824707" calcext:value-type="float">
            <text:p>0.86533332824707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59999992052714" calcext:value-type="float">
            <text:p>0.859999992052714</text:p>
          </table:table-cell>
          <table:table-cell office:value-type="float" office:value="0.869047619047619" calcext:value-type="float">
            <text:p>0.869047619047619</text:p>
          </table:table-cell>
          <table:table-cell office:value-type="float" office:value="0.854666659037272" calcext:value-type="float">
            <text:p>0.854666659037272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599999944369" calcext:value-type="float">
            <text:p>0.8599999944369</text:p>
          </table:table-cell>
          <table:table-cell office:value-type="float" office:value="0.809523812362126" calcext:value-type="float">
            <text:p>0.809523812362126</text:p>
          </table:table-cell>
          <table:table-cell office:value-type="float" office:value="0.857523297977828" calcext:value-type="float">
            <text:p>0.857523297977828</text:p>
          </table:table-cell>
          <table:table-cell office:value-type="float" office:value="0.843373488230878" calcext:value-type="float">
            <text:p>0.843373488230878</text:p>
          </table:table-cell>
          <table:table-cell office:value-type="float" office:value="0.861517970000063" calcext:value-type="float">
            <text:p>0.861517970000063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5512643133435" calcext:value-type="float">
            <text:p>0.865512643133435</text:p>
          </table:table-cell>
          <table:table-cell office:value-type="float" office:value="0.795180725764079" calcext:value-type="float">
            <text:p>0.795180725764079</text:p>
          </table:table-cell>
          <table:table-cell office:value-type="float" office:value="0.864181084893197" calcext:value-type="float">
            <text:p>0.864181084893197</text:p>
          </table:table-cell>
          <table:table-cell office:value-type="float" office:value="0.78313253514738" calcext:value-type="float">
            <text:p>0.78313253514738</text:p>
          </table:table-cell>
          <table:table-cell office:value-type="float" office:value="0.854860180386214" calcext:value-type="float">
            <text:p>0.854860180386214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70838876094386" calcext:value-type="float">
            <text:p>0.870838876094386</text:p>
          </table:table-cell>
          <table:table-cell office:value-type="float" office:value="0.819277109869991" calcext:value-type="float">
            <text:p>0.819277109869991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mean_absolute_error</text:p>
          </table:table-cell>
          <table:table-cell/>
          <table:table-cell office:value-type="float" office:value="0.8915662614696" calcext:value-type="float">
            <text:p>0.8915662614696</text:p>
          </table:table-cell>
          <table:table-cell office:value-type="float" office:value="0.839328741045841" calcext:value-type="float">
            <text:p>0.839328741045841</text:p>
          </table:table-cell>
          <table:table-cell office:value-type="float" office:value="0.859999991257985" calcext:value-type="float">
            <text:p>0.859999991257985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8666659990946" calcext:value-type="float">
            <text:p>0.858666659990946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66666661898295" calcext:value-type="float">
            <text:p>0.866666661898295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63999993801117" calcext:value-type="float">
            <text:p>0.863999993801117</text:p>
          </table:table-cell>
          <table:table-cell office:value-type="float" office:value="0.809523812362126" calcext:value-type="float">
            <text:p>0.809523812362126</text:p>
          </table:table-cell>
          <table:table-cell office:value-type="float" office:value="0.860186410172484" calcext:value-type="float">
            <text:p>0.860186410172484</text:p>
          </table:table-cell>
          <table:table-cell office:value-type="float" office:value="0.843373491821519" calcext:value-type="float">
            <text:p>0.843373491821519</text:p>
          </table:table-cell>
          <table:table-cell office:value-type="float" office:value="0.857523298454031" calcext:value-type="float">
            <text:p>0.857523298454031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872170433540954" calcext:value-type="float">
            <text:p>0.872170433540954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69507314679467" calcext:value-type="float">
            <text:p>0.869507314679467</text:p>
          </table:table-cell>
          <table:table-cell office:value-type="float" office:value="0.771084333758756" calcext:value-type="float">
            <text:p>0.771084333758756</text:p>
          </table:table-cell>
          <table:table-cell office:value-type="float" office:value="0.868175759137709" calcext:value-type="float">
            <text:p>0.868175759137709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874833547640418" calcext:value-type="float">
            <text:p>0.874833547640418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mean_absolute_percentage_error</text:p>
          </table:table-cell>
          <table:table-cell/>
          <table:table-cell office:value-type="float" office:value="0.903614454240684" calcext:value-type="float">
            <text:p>0.903614454240684</text:p>
          </table:table-cell>
          <table:table-cell office:value-type="float" office:value="0.711460125295855" calcext:value-type="float">
            <text:p>0.711460125295855</text:p>
          </table:table-cell>
          <table:table-cell office:value-type="float" office:value="0.404000006715457" calcext:value-type="float">
            <text:p>0.404000006715457</text:p>
          </table:table-cell>
          <table:table-cell table:style-name="Default" office:value-type="float" office:value="0.345238092399779" calcext:value-type="float">
            <text:p>0.345238092399779</text:p>
          </table:table-cell>
          <table:table-cell office:value-type="float" office:value="0.86133332490921" calcext:value-type="float">
            <text:p>0.8613333249092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385333338975906" calcext:value-type="float">
            <text:p>0.385333338975906</text:p>
          </table:table-cell>
          <table:table-cell office:value-type="float" office:value="0.511904759066445" calcext:value-type="float">
            <text:p>0.511904759066445</text:p>
          </table:table-cell>
          <table:table-cell office:value-type="float" office:value="0.859999993642171" calcext:value-type="float">
            <text:p>0.859999993642171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70838879269068" calcext:value-type="float">
            <text:p>0.870838879269068</text:p>
          </table:table-cell>
          <table:table-cell office:value-type="float" office:value="0.867469877363688" calcext:value-type="float">
            <text:p>0.867469877363688</text:p>
          </table:table-cell>
          <table:table-cell office:value-type="float" office:value="0.868175760725049" calcext:value-type="float">
            <text:p>0.868175760725049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72170431159942" calcext:value-type="float">
            <text:p>0.872170431159942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77496662533553" calcext:value-type="float">
            <text:p>0.877496662533553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61517970793733" calcext:value-type="float">
            <text:p>0.861517970793733</text:p>
          </table:table-cell>
          <table:table-cell office:value-type="float" office:value="0.903614454240684" calcext:value-type="float">
            <text:p>0.903614454240684</text:p>
          </table:table-cell>
          <table:table-cell office:value-type="float" office:value="0.400798941718119" calcext:value-type="float">
            <text:p>0.400798941718119</text:p>
          </table:table-cell>
          <table:table-cell office:value-type="float" office:value="0.373493973031101" calcext:value-type="float">
            <text:p>0.373493973031101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mean_squared_logarithmic_error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796428569855528" calcext:value-type="float">
            <text:p>0.796428569855528</text:p>
          </table:table-cell>
          <table:table-cell office:value-type="float" office:value="0.851999995708466" calcext:value-type="float">
            <text:p>0.851999995708466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4666660626729" calcext:value-type="float">
            <text:p>0.854666660626729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614666671156883" calcext:value-type="float">
            <text:p>0.614666671156883</text:p>
          </table:table-cell>
          <table:table-cell office:value-type="float" office:value="0.488095240933555" calcext:value-type="float">
            <text:p>0.488095240933555</text:p>
          </table:table-cell>
          <table:table-cell office:value-type="float" office:value="0.863999995390574" calcext:value-type="float">
            <text:p>0.863999995390574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50865506459171" calcext:value-type="float">
            <text:p>0.850865506459171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858854852725917" calcext:value-type="float">
            <text:p>0.858854852725917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0186411283623" calcext:value-type="float">
            <text:p>0.860186411283623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52197063112068" calcext:value-type="float">
            <text:p>0.852197063112068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53528620558636" calcext:value-type="float">
            <text:p>0.853528620558636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1517970793733" calcext:value-type="float">
            <text:p>0.861517970793733</text:p>
          </table:table-cell>
          <table:table-cell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squared_hinge</text:p>
          </table:table-cell>
          <table:table-cell/>
          <table:table-cell office:value-type="float" office:value="0.879518077316054" calcext:value-type="float">
            <text:p>0.879518077316054</text:p>
          </table:table-cell>
          <table:table-cell office:value-type="float" office:value="0.832128513563794" calcext:value-type="float">
            <text:p>0.832128513563794</text:p>
          </table:table-cell>
          <table:table-cell office:value-type="float" office:value="0.854666661818822" calcext:value-type="float">
            <text:p>0.854666661818822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9999992052714" calcext:value-type="float">
            <text:p>0.859999992052714</text:p>
          </table:table-cell>
          <table:table-cell office:value-type="float" office:value="0.869047619047619" calcext:value-type="float">
            <text:p>0.869047619047619</text:p>
          </table:table-cell>
          <table:table-cell office:value-type="float" office:value="0.882666660944621" calcext:value-type="float">
            <text:p>0.882666660944621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59999995231628" calcext:value-type="float">
            <text:p>0.859999995231628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856191741007463" calcext:value-type="float">
            <text:p>0.856191741007463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60186412553495" calcext:value-type="float">
            <text:p>0.860186412553495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2849530224476" calcext:value-type="float">
            <text:p>0.862849530224476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865512642339765" calcext:value-type="float">
            <text:p>0.865512642339765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7350198940018" calcext:value-type="float">
            <text:p>0.87350198940018</text:p>
          </table:table-cell>
          <table:table-cell office:value-type="float" office:value="0.879518077316054" calcext:value-type="float">
            <text:p>0.879518077316054</text:p>
          </table:table-cell>
          <table:table-cell office:value-type="float" office:value="0.865512643133435" calcext:value-type="float">
            <text:p>0.865512643133435</text:p>
          </table:table-cell>
          <table:table-cell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hinge</text:p>
          </table:table-cell>
          <table:table-cell/>
          <table:table-cell office:value-type="float" office:value="0.903614454240684" calcext:value-type="float">
            <text:p>0.903614454240684</text:p>
          </table:table-cell>
          <table:table-cell office:value-type="float" office:value="0.671026962751024" calcext:value-type="float">
            <text:p>0.671026962751024</text:p>
          </table:table-cell>
          <table:table-cell office:value-type="float" office:value="0.854666661421458" calcext:value-type="float">
            <text:p>0.854666661421458</text:p>
          </table:table-cell>
          <table:table-cell office:value-type="float" office:value="0.869047613370986" calcext:value-type="float">
            <text:p>0.869047613370986</text:p>
          </table:table-cell>
          <table:table-cell office:value-type="float" office:value="0.857333324750264" calcext:value-type="float">
            <text:p>0.857333324750264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385333339571953" calcext:value-type="float">
            <text:p>0.385333339571953</text:p>
          </table:table-cell>
          <table:table-cell office:value-type="float" office:value="0.511904759066445" calcext:value-type="float">
            <text:p>0.511904759066445</text:p>
          </table:table-cell>
          <table:table-cell office:value-type="float" office:value="0.866666661103566" calcext:value-type="float">
            <text:p>0.866666661103566</text:p>
          </table:table-cell>
          <table:table-cell office:value-type="float" office:value="0.809523812362126" calcext:value-type="float">
            <text:p>0.809523812362126</text:p>
          </table:table-cell>
          <table:table-cell office:value-type="float" office:value="0.404793614137189" calcext:value-type="float">
            <text:p>0.404793614137189</text:p>
          </table:table-cell>
          <table:table-cell office:value-type="float" office:value="0.337349394717849" calcext:value-type="float">
            <text:p>0.337349394717849</text:p>
          </table:table-cell>
          <table:table-cell office:value-type="float" office:value="0.406125173290147" calcext:value-type="float">
            <text:p>0.406125173290147</text:p>
          </table:table-cell>
          <table:table-cell office:value-type="float" office:value="0.325301203742085" calcext:value-type="float">
            <text:p>0.325301203742085</text:p>
          </table:table-cell>
          <table:table-cell office:value-type="float" office:value="0.886817569421547" calcext:value-type="float">
            <text:p>0.886817569421547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392809593844191" calcext:value-type="float">
            <text:p>0.392809593844191</text:p>
          </table:table-cell>
          <table:table-cell office:value-type="float" office:value="0.445783131811992" calcext:value-type="float">
            <text:p>0.445783131811992</text:p>
          </table:table-cell>
          <table:table-cell office:value-type="float" office:value="0.862849529033971" calcext:value-type="float">
            <text:p>0.862849529033971</text:p>
          </table:table-cell>
          <table:table-cell office:value-type="float" office:value="0.903614454240684" calcext:value-type="float">
            <text:p>0.903614454240684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831325297614178" calcext:value-type="float">
            <text:p>0.831325297614178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categorical_hinge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78512621809543" calcext:value-type="float">
            <text:p>0.78512621809543</text:p>
          </table:table-cell>
          <table:table-cell office:value-type="float" office:value="0.863999993801117" calcext:value-type="float">
            <text:p>0.863999993801117</text:p>
          </table:table-cell>
          <table:table-cell office:value-type="float" office:value="0.869047613370986" calcext:value-type="float">
            <text:p>0.869047613370986</text:p>
          </table:table-cell>
          <table:table-cell office:value-type="float" office:value="0.863999993801117" calcext:value-type="float">
            <text:p>0.863999993801117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66666659514109" calcext:value-type="float">
            <text:p>0.866666659514109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74666661421458" calcext:value-type="float">
            <text:p>0.874666661421458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404793614851492" calcext:value-type="float">
            <text:p>0.404793614851492</text:p>
          </table:table-cell>
          <table:table-cell office:value-type="float" office:value="0.337349394717849" calcext:value-type="float">
            <text:p>0.337349394717849</text:p>
          </table:table-cell>
          <table:table-cell office:value-type="float" office:value="0.861517970317531" calcext:value-type="float">
            <text:p>0.861517970317531</text:p>
          </table:table-cell>
          <table:table-cell office:value-type="float" office:value="0.867469875927431" calcext:value-type="float">
            <text:p>0.867469875927431</text:p>
          </table:table-cell>
          <table:table-cell office:value-type="float" office:value="0.865512641546094" calcext:value-type="float">
            <text:p>0.865512641546094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69507315473137" calcext:value-type="float">
            <text:p>0.869507315473137</text:p>
          </table:table-cell>
          <table:table-cell office:value-type="float" office:value="0.771084342376295" calcext:value-type="float">
            <text:p>0.771084342376295</text:p>
          </table:table-cell>
          <table:table-cell office:value-type="float" office:value="0.861517968412722" calcext:value-type="float">
            <text:p>0.861517968412722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5752329607302" calcext:value-type="float">
            <text:p>0.85752329607302</text:p>
          </table:table-cell>
          <table:table-cell office:value-type="float" office:value="0.819277104843094" calcext:value-type="float">
            <text:p>0.81927710484309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logcosh</text:p>
          </table:table-cell>
          <table:table-cell/>
          <table:table-cell office:value-type="float" office:value="0.880952380952381" calcext:value-type="float">
            <text:p>0.880952380952381</text:p>
          </table:table-cell>
          <table:table-cell office:value-type="float" office:value="0.84411933348566" calcext:value-type="float">
            <text:p>0.84411933348566</text:p>
          </table:table-cell>
          <table:table-cell office:value-type="float" office:value="0.859999996026357" calcext:value-type="float">
            <text:p>0.859999996026357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69333324432373" calcext:value-type="float">
            <text:p>0.869333324432373</text:p>
          </table:table-cell>
          <table:table-cell office:value-type="float" office:value="0.880952380952381" calcext:value-type="float">
            <text:p>0.880952380952381</text:p>
          </table:table-cell>
          <table:table-cell office:value-type="float" office:value="0.867999993165334" calcext:value-type="float">
            <text:p>0.867999993165334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75999994675318" calcext:value-type="float">
            <text:p>0.875999994675318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856191738626452" calcext:value-type="float">
            <text:p>0.856191738626452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69507317854148" calcext:value-type="float">
            <text:p>0.869507317854148</text:p>
          </table:table-cell>
          <table:table-cell office:value-type="float" office:value="0.867469875927431" calcext:value-type="float">
            <text:p>0.867469875927431</text:p>
          </table:table-cell>
          <table:table-cell office:value-type="float" office:value="0.860186416521847" calcext:value-type="float">
            <text:p>0.860186416521847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57523297263525" calcext:value-type="float">
            <text:p>0.857523297263525</text:p>
          </table:table-cell>
          <table:table-cell office:value-type="float" office:value="0.807228920689548" calcext:value-type="float">
            <text:p>0.807228920689548</text:p>
          </table:table-cell>
          <table:table-cell office:value-type="float" office:value="0.853528622463445" calcext:value-type="float">
            <text:p>0.853528622463445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4181084416995" calcext:value-type="float">
            <text:p>0.864181084416995</text:p>
          </table:table-cell>
          <table:table-cell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categorical_crossentropy</text:p>
          </table:table-cell>
          <table:table-cell/>
          <table:table-cell office:value-type="float" office:value="0.8915662614696" calcext:value-type="float">
            <text:p>0.8915662614696</text:p>
          </table:table-cell>
          <table:table-cell office:value-type="float" office:value="0.835757314775842" calcext:value-type="float">
            <text:p>0.835757314775842</text:p>
          </table:table-cell>
          <table:table-cell office:value-type="float" office:value="0.850666661262512" calcext:value-type="float">
            <text:p>0.850666661262512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7333326339722" calcext:value-type="float">
            <text:p>0.857333326339722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99999888738" calcext:value-type="float">
            <text:p>0.8599999888738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65333329041799" calcext:value-type="float">
            <text:p>0.865333329041799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49533950917413" calcext:value-type="float">
            <text:p>0.849533950917413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5219706708042" calcext:value-type="float">
            <text:p>0.85219706708042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2849526970428" calcext:value-type="float">
            <text:p>0.862849526970428</text:p>
          </table:table-cell>
          <table:table-cell office:value-type="float" office:value="0.819277114896889" calcext:value-type="float">
            <text:p>0.819277114896889</text:p>
          </table:table-cell>
          <table:table-cell office:value-type="float" office:value="0.865512643927106" calcext:value-type="float">
            <text:p>0.865512643927106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54860182291023" calcext:value-type="float">
            <text:p>0.854860182291023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869507317854148" calcext:value-type="float">
            <text:p>0.869507317854148</text:p>
          </table:table-cell>
          <table:table-cell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sparse_categorical_crossentropy</text:p>
          </table:table-cell>
          <table:table-cell/>
          <table:table-cell table:style-name="Default" table:number-columns-repeated="22"/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binary_crossentropy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820080321514258" calcext:value-type="float">
            <text:p>0.820080321514258</text:p>
          </table:table-cell>
          <table:table-cell office:value-type="float" office:value="0.866666661103566" calcext:value-type="float">
            <text:p>0.866666661103566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1999995708466" calcext:value-type="float">
            <text:p>0.851999995708466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61333326498667" calcext:value-type="float">
            <text:p>0.861333326498667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43999996185303" calcext:value-type="float">
            <text:p>0.843999996185303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595206394493977" calcext:value-type="float">
            <text:p>0.595206394493977</text:p>
          </table:table-cell>
          <table:table-cell office:value-type="float" office:value="0.662650605282152" calcext:value-type="float">
            <text:p>0.662650605282152</text:p>
          </table:table-cell>
          <table:table-cell office:value-type="float" office:value="0.856191736562909" calcext:value-type="float">
            <text:p>0.856191736562909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45539276276067" calcext:value-type="float">
            <text:p>0.845539276276067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6817575882024" calcext:value-type="float">
            <text:p>0.86817575882024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48202390296164" calcext:value-type="float">
            <text:p>0.848202390296164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0186410489952" calcext:value-type="float">
            <text:p>0.860186410489952</text:p>
          </table:table-cell>
          <table:table-cell office:value-type="float" office:value="0.831325302641076" calcext:value-type="float">
            <text:p>0.831325302641076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kullback_leibler_divergence</text:p>
          </table:table-cell>
          <table:table-cell/>
          <table:table-cell office:value-type="float" office:value="0.857142851466224" calcext:value-type="float">
            <text:p>0.857142851466224</text:p>
          </table:table-cell>
          <table:table-cell office:value-type="float" office:value="0.828514054662116" calcext:value-type="float">
            <text:p>0.828514054662116</text:p>
          </table:table-cell>
          <table:table-cell office:value-type="float" office:value="0.850666662057241" calcext:value-type="float">
            <text:p>0.850666662057241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1999994119008" calcext:value-type="float">
            <text:p>0.851999994119008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333332379659" calcext:value-type="float">
            <text:p>0.85333332379659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61333326498667" calcext:value-type="float">
            <text:p>0.861333326498667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85752329686669" calcext:value-type="float">
            <text:p>0.85752329686669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52197063905739" calcext:value-type="float">
            <text:p>0.852197063905739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5512644720776" calcext:value-type="float">
            <text:p>0.865512644720776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50865508840183" calcext:value-type="float">
            <text:p>0.850865508840183</text:p>
          </table:table-cell>
          <table:table-cell office:value-type="float" office:value="0.78313253514738" calcext:value-type="float">
            <text:p>0.78313253514738</text:p>
          </table:table-cell>
          <table:table-cell office:value-type="float" office:value="0.832223697445205" calcext:value-type="float">
            <text:p>0.832223697445205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56191736245441" calcext:value-type="float">
            <text:p>0.856191736245441</text:p>
          </table:table-cell>
          <table:table-cell office:value-type="float" office:value="0.819277104843094" calcext:value-type="float">
            <text:p>0.819277104843094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poisson</text:p>
          </table:table-cell>
          <table:table-cell/>
          <table:table-cell office:value-type="float" office:value="0.879518077316054" calcext:value-type="float">
            <text:p>0.879518077316054</text:p>
          </table:table-cell>
          <table:table-cell office:value-type="float" office:value="0.829747562482312" calcext:value-type="float">
            <text:p>0.829747562482312</text:p>
          </table:table-cell>
          <table:table-cell office:value-type="float" office:value="0.862666659355164" calcext:value-type="float">
            <text:p>0.862666659355164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5999993483226" calcext:value-type="float">
            <text:p>0.855999993483226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49333327213923" calcext:value-type="float">
            <text:p>0.849333327213923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71999996503194" calcext:value-type="float">
            <text:p>0.871999996503194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65512649482798" calcext:value-type="float">
            <text:p>0.865512649482798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52197062318398" calcext:value-type="float">
            <text:p>0.852197062318398</text:p>
          </table:table-cell>
          <table:table-cell office:value-type="float" office:value="0.879518077316054" calcext:value-type="float">
            <text:p>0.879518077316054</text:p>
          </table:table-cell>
          <table:table-cell office:value-type="float" office:value="0.860186408585143" calcext:value-type="float">
            <text:p>0.860186408585143</text:p>
          </table:table-cell>
          <table:table-cell office:value-type="float" office:value="0.819277114896889" calcext:value-type="float">
            <text:p>0.819277114896889</text:p>
          </table:table-cell>
          <table:table-cell office:value-type="float" office:value="0.862849527049795" calcext:value-type="float">
            <text:p>0.862849527049795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60186410966154" calcext:value-type="float">
            <text:p>0.860186410966154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60186410172484" calcext:value-type="float">
            <text:p>0.860186410172484</text:p>
          </table:table-cell>
          <table:table-cell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cosine_proximity</text:p>
          </table:table-cell>
          <table:table-cell/>
          <table:table-cell office:value-type="float" office:value="0.915662647011768" calcext:value-type="float">
            <text:p>0.915662647011768</text:p>
          </table:table-cell>
          <table:table-cell office:value-type="float" office:value="0.842943202173717" calcext:value-type="float">
            <text:p>0.842943202173717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65333327452342" calcext:value-type="float">
            <text:p>0.865333327452342</text:p>
          </table:table-cell>
          <table:table-cell office:value-type="float" office:value="0.869047619047619" calcext:value-type="float">
            <text:p>0.869047619047619</text:p>
          </table:table-cell>
          <table:table-cell office:value-type="float" office:value="0.871999991734823" calcext:value-type="float">
            <text:p>0.871999991734823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79999992847443" calcext:value-type="float">
            <text:p>0.879999992847443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69507315473137" calcext:value-type="float">
            <text:p>0.869507315473137</text:p>
          </table:table-cell>
          <table:table-cell office:value-type="float" office:value="0.843373496848417" calcext:value-type="float">
            <text:p>0.843373496848417</text:p>
          </table:table-cell>
          <table:table-cell office:value-type="float" office:value="0.858854855106928" calcext:value-type="float">
            <text:p>0.858854855106928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74833548434089" calcext:value-type="float">
            <text:p>0.874833548434089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860186411759825" calcext:value-type="float">
            <text:p>0.860186411759825</text:p>
          </table:table-cell>
          <table:table-cell office:value-type="float" office:value="0.795180727918464" calcext:value-type="float">
            <text:p>0.795180727918464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915662647011768" calcext:value-type="float">
            <text:p>0.915662647011768</text:p>
          </table:table-cell>
          <table:table-cell office:value-type="float" office:value="0.865512643133435" calcext:value-type="float">
            <text:p>0.865512643133435</text:p>
          </table:table-cell>
          <table:table-cell office:value-type="float" office:value="0.831325302641076" calcext:value-type="float">
            <text:p>0.831325302641076</text:p>
          </table:table-cell>
          <table:table-cell table:number-columns-repeated="998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7" calcext:value-type="float" table:number-columns-spanned="1" table:number-rows-spanned="14">
            <text:p>7</text:p>
          </table:table-cell>
          <table:table-cell table:style-name="ce22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default-cell-style-name="ce6"/>
        <table:table-column table:style-name="co1" table:default-cell-style-name="ce36"/>
        <table:table-column table:style-name="co2" table:default-cell-style-name="ce6"/>
        <table:table-column table:style-name="co1" table:default-cell-style-name="ce6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5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" table:number-columns-repeated="15" table:default-cell-style-name="ce25"/>
        <table:table-column table:style-name="co1" table:number-columns-repeated="998" table:default-cell-style-name="ce6"/>
        <table:table-row table:style-name="ro1">
          <table:table-cell table:style-name="ce1"/>
          <table:table-cell table:style-name="ce7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table:number-columns-repeated="3"/>
          <table:table-cell table:style-name="ce24" office:value-type="float" office:value="834" calcext:value-type="float" table:number-columns-spanned="2" table:number-rows-spanned="1">
            <text:p>834</text:p>
          </table:table-cell>
          <table:covered-table-cell table:style-name="ce1"/>
          <table:table-cell table:style-name="ce1" table:number-columns-repeated="1014"/>
          <table:table-cell table:number-columns-repeated="2"/>
        </table:table-row>
        <table:table-row table:style-name="ro1">
          <table:table-cell table:style-name="ce27"/>
          <table:table-cell table:style-name="ce29"/>
          <table:table-cell table:style-name="ce27" table:number-columns-repeated="4"/>
          <table:table-cell table:style-name="ce31" office:value-type="string" calcext:value-type="string" table:number-columns-spanned="2" table:number-rows-spanned="1">
            <text:p>Fold – 01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2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3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4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5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6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7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8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09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Fold – 10</text:p>
          </table:table-cell>
          <table:covered-table-cell table:style-name="ce32"/>
          <table:table-cell table:style-name="ce27" table:number-columns-repeated="996"/>
          <table:table-cell table:style-name="ce33" table:number-columns-repeated="2"/>
        </table:table-row>
        <table:table-row table:style-name="ro1">
          <table:table-cell table:style-name="ce28"/>
          <table:table-cell table:style-name="ce30"/>
          <table:table-cell table:style-name="ce28" table:number-columns-repeated="2"/>
          <table:table-cell table:style-name="ce28" office:value-type="string" calcext:value-type="string">
            <text:p>Best Score</text:p>
          </table:table-cell>
          <table:table-cell table:style-name="ce28" office:value-type="string" calcext:value-type="string">
            <text:p>Average Score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office:value-type="string" calcext:value-type="string">
            <text:p>accuracy</text:p>
          </table:table-cell>
          <table:table-cell table:style-name="ce28" office:value-type="string" calcext:value-type="string">
            <text:p>val accuracy</text:p>
          </table:table-cell>
          <table:table-cell table:style-name="ce28" table:number-columns-repeated="996"/>
          <table:table-cell table:style-name="ce34" table:number-columns-repeated="2"/>
        </table:table-row>
        <table:table-row table:style-name="ro1">
          <table:table-cell table:style-name="ce3" office:value-type="float" office:value="1" calcext:value-type="float" table:number-columns-spanned="1" table:number-rows-spanned="14">
            <text:p>1</text:p>
          </table:table-cell>
          <table:table-cell table:style-name="ce9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sparse_categorical_crossentropy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0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2" calcext:value-type="float" table:number-columns-spanned="1" table:number-rows-spanned="14">
            <text:p>2</text:p>
          </table:table-cell>
          <table:table-cell table:style-name="ce12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3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3" calcext:value-type="float" table:number-columns-spanned="1" table:number-rows-spanned="14">
            <text:p>3</text:p>
          </table:table-cell>
          <table:table-cell table:style-name="ce14" office:value-type="string" calcext:value-type="string" table:number-columns-spanned="1" table:number-rows-spanned="14">
            <text:p>Adagrad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5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4" calcext:value-type="float" table:number-columns-spanned="1" table:number-rows-spanned="14">
            <text:p>4</text:p>
          </table:table-cell>
          <table:table-cell table:style-name="ce16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mean_absolute_percentage_error</text:p>
          </table:table-cell>
          <table:table-cell table:number-columns-repeated="8"/>
          <table:table-cell table:style-name="ce6"/>
          <table:table-cell table:number-columns-repeated="1012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binary_crossentropy</text:p>
          </table:table-cell>
          <table:table-cell table:number-columns-repeated="21"/>
          <table:table-cell table:style-name="ce6"/>
          <table:table-cell table:number-columns-repeated="999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7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5" calcext:value-type="float" table:number-columns-spanned="1" table:number-rows-spanned="14">
            <text:p>5</text:p>
          </table:table-cell>
          <table:table-cell table:style-name="ce18" office:value-type="string" calcext:value-type="string" table:number-columns-spanned="1" table:number-rows-spanned="14">
            <text:p>Adam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19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6" calcext:value-type="float" table:number-columns-spanned="1" table:number-rows-spanned="14">
            <text:p>6</text:p>
          </table:table-cell>
          <table:table-cell table:style-name="ce20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1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/>
          <table:table-cell table:style-name="ce5" table:number-columns-repeated="2"/>
          <table:table-cell table:style-name="ce26" table:number-columns-repeated="22"/>
          <table:table-cell table:style-name="ce5" table:number-columns-repeated="996"/>
          <table:table-cell table:number-columns-repeated="2"/>
        </table:table-row>
        <table:table-row table:style-name="ro1">
          <table:table-cell table:style-name="ce3" office:value-type="float" office:value="7" calcext:value-type="float" table:number-columns-spanned="1" table:number-rows-spanned="14">
            <text:p>7</text:p>
          </table:table-cell>
          <table:table-cell table:style-name="ce22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style-name="ce36"/>
          <table:covered-table-cell table:style-name="ce23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6:14:58.952935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22:57</meta:creation-date>
    <dc:language>en-US</dc:language>
    <dc:date>2019-04-01T20:15:50.590194432</dc:date>
    <meta:editing-cycles>19</meta:editing-cycles>
    <meta:editing-duration>PT10H14M28S</meta:editing-duration>
    <meta:generator>LibreOffice/6.0.7.3$Linux_X86_64 LibreOffice_project/00m0$Build-3</meta:generator>
    <meta:document-statistic meta:table-count="3" meta:cell-count="2548" meta:object-count="0"/>
  </office:meta>
</office:document-meta>
</file>